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UWDOLM+Minion-Regular" svg:font-family="UWDOLM+Minion-Regular" style:font-family-generic="roman"/>
    <style:font-face style:name="HLKHIO+FranklinGothic-Book" svg:font-family="HLKHIO+FranklinGothic-Book" style:font-family-generic="swiss"/>
    <style:font-face style:name="INOIPL+LetterGothic" svg:font-family="INOIPL+LetterGothic" style:font-family-generic="swiss"/>
    <style:font-face style:name="KEGJCJ+FranklinGothic-Heavy" svg:font-family="KEGJCJ+FranklinGothic-Heavy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5" style:family="table">
      <style:table-properties style:width="16.97cm" fo:margin-left="-0.009cm" fo:margin-right="0.03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0.534cm" style:rel-column-width="2063*"/>
    </style:style>
    <style:style style:name="Tabela5.B" style:family="table-column">
      <style:table-column-properties style:column-width="0.529cm" style:rel-column-width="2043*"/>
    </style:style>
    <style:style style:name="Tabela5.F" style:family="table-column">
      <style:table-column-properties style:column-width="0.542cm" style:rel-column-width="2091*"/>
    </style:style>
    <style:style style:name="Tabela5.J" style:family="table-column">
      <style:table-column-properties style:column-width="0.526cm" style:rel-column-width="2029*"/>
    </style:style>
    <style:style style:name="Tabela5.Z" style:family="table-column">
      <style:table-column-properties style:column-width="0.524cm" style:rel-column-width="2023*"/>
    </style:style>
    <style:style style:name="Tabela5.f" style:family="table-column">
      <style:table-column-properties style:column-width="0.543cm" style:rel-column-width="2100*"/>
    </style:style>
    <style:style style:name="Tabela5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G2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V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a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Q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5" style:family="table-row">
      <style:table-row-properties style:min-row-height="0.623cm"/>
    </style:style>
    <style:style style:name="Tabe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Q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5.G7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5.L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Q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V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B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C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D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E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F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G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H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I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J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K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L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M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N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O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P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Q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R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S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T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U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V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W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X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Y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Z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a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b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c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d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e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f8" style:family="table-cell" style:data-style-name="N0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E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I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M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Q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U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Y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c9" style:family="table-cell" style:data-style-name="N0">
      <style:table-cell-properties fo:padding="0.097cm" fo:border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Q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2" style:family="table-cell">
      <style:table-cell-properties fo:padding="0.097cm" fo:border-left="0.05pt solid #000000" fo:border-right="none" fo:border-top="none" fo:border-bottom="0.05pt solid #000000"/>
    </style:style>
    <style:style style:name="Tabela5.G12" style:family="table-cell">
      <style:table-cell-properties fo:padding="0.097cm" fo:border-left="0.05pt solid #000000" fo:border-right="none" fo:border-top="none" fo:border-bottom="0.05pt solid #000000"/>
    </style:style>
    <style:style style:name="Tabela5.L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Q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V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B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C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D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E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F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G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H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I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J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K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L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M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N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O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P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Q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R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S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T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U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V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W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X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Y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Z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a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b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c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d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e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f13" style:family="table-cell" style:data-style-name="N0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E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I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M14" style:family="table-cell">
      <style:table-cell-properties fo:padding="0.097cm" fo:border-left="0.05pt solid #000000" fo:border-right="none" fo:border-top="none" fo:border-bottom="0.05pt solid #000000"/>
    </style:style>
    <style:style style:name="Tabela5.Q14" style:family="table-cell">
      <style:table-cell-properties fo:padding="0.097cm" fo:border-left="0.05pt solid #000000" fo:border-right="none" fo:border-top="none" fo:border-bottom="0.05pt solid #000000"/>
    </style:style>
    <style:style style:name="Tabela5.U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Y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7cm" fo:margin-left="-0.009cm" fo:margin-right="0.03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0.531cm" style:rel-column-width="301*"/>
    </style:style>
    <style:style style:name="Tabela6.B" style:family="table-column">
      <style:table-column-properties style:column-width="0.529cm" style:rel-column-width="300*"/>
    </style:style>
    <style:style style:name="Tabela6.F" style:family="table-column">
      <style:table-column-properties style:column-width="0.542cm" style:rel-column-width="307*"/>
    </style:style>
    <style:style style:name="Tabela6.J" style:family="table-column">
      <style:table-column-properties style:column-width="0.526cm" style:rel-column-width="298*"/>
    </style:style>
    <style:style style:name="Tabela6.M" style:family="table-column">
      <style:table-column-properties style:column-width="0.527cm" style:rel-column-width="299*"/>
    </style:style>
    <style:style style:name="Tabela6.N" style:family="table-column">
      <style:table-column-properties style:column-width="0.524cm" style:rel-column-width="297*"/>
    </style:style>
    <style:style style:name="Tabela6.a" style:family="table-column">
      <style:table-column-properties style:column-width="0.54cm" style:rel-column-width="306*"/>
    </style:style>
    <style:style style:name="Tabela6.f" style:family="table-column">
      <style:table-column-properties style:column-width="0.55cm" style:rel-column-width="312*"/>
    </style:style>
    <style:style style:name="Tabe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G1" style:family="table-cell">
      <style:table-cell-properties fo:background-color="#cc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V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a1" style:family="table-cell">
      <style:table-cell-properties fo:background-color="#ccffff" fo:padding="0.097cm" fo:border="0.05pt solid #000000">
        <style:background-image/>
      </style:table-cell-properties>
    </style:style>
    <style:style style:name="Tabe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G2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Q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3" style:family="table-row">
      <style:table-row-properties fo:background-color="transparent">
        <style:background-image/>
      </style:table-row-properties>
    </style:style>
    <style:style style:name="Tabela6.4" style:family="table-row">
      <style:table-row-properties style:min-row-height="0.623cm"/>
    </style:style>
    <style:style style:name="Tabe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Q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G6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L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Q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7" style:family="table-row">
      <style:table-row-properties fo:background-color="transparent" fo:keep-together="auto">
        <style:background-image/>
      </style:table-row-properties>
    </style:style>
    <style:style style:name="Tabela6.A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B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C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D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E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F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G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H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I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J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K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L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M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N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O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P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Q7" style:family="table-cell" style:data-style-name="N0">
      <style:table-cell-properties style:vertical-align="" fo:background-color="#ffff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6.e7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f7" style:family="table-cell" style:data-style-name="N0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E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I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M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Q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U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Y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c8" style:family="table-cell" style:data-style-name="N0">
      <style:table-cell-properties fo:padding="0.097cm" fo:border="0.05pt solid #000000"/>
    </style:style>
    <style:style style:name="Tabe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Q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G11" style:family="table-cell">
      <style:table-cell-properties fo:padding="0.097cm" fo:border-left="0.05pt solid #000000" fo:border-right="none" fo:border-top="none" fo:border-bottom="0.05pt solid #000000"/>
    </style:style>
    <style:style style:name="Tabela6.L11" style:family="table-cell">
      <style:table-cell-properties fo:padding="0.097cm" fo:border-left="0.05pt solid #000000" fo:border-right="none" fo:border-top="none" fo:border-bottom="0.05pt solid #000000"/>
    </style:style>
    <style:style style:name="Tabela6.Q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B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C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D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E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F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G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H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I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J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K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L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M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N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O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P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Q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R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S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T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U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V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W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X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Y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Z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a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b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c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d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e12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6.f12" style:family="table-cell" style:data-style-name="N0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13" style:family="table-cell">
      <style:table-cell-properties fo:padding="0.097cm" fo:border-left="0.05pt solid #000000" fo:border-right="none" fo:border-top="none" fo:border-bottom="0.05pt solid #000000"/>
    </style:style>
    <style:style style:name="Tabela6.E13" style:family="table-cell">
      <style:table-cell-properties fo:padding="0.097cm" fo:border-left="0.05pt solid #000000" fo:border-right="none" fo:border-top="none" fo:border-bottom="0.05pt solid #000000"/>
    </style:style>
    <style:style style:name="Tabela6.I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M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Q13" style:family="table-cell">
      <style:table-cell-properties fo:padding="0.097cm" fo:border-left="0.05pt solid #000000" fo:border-right="none" fo:border-top="none" fo:border-bottom="0.05pt solid #000000"/>
    </style:style>
    <style:style style:name="Tabela6.U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Y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c1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officeooo:rsid="004c42ab" officeooo:paragraph-rsid="002a16c0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officeooo:paragraph-rsid="002a16c0"/>
    </style:style>
    <style:style style:name="P3" style:family="paragraph" style:parent-style-name="Table_20_Contents">
      <loext:graphic-properties draw:fill="solid" draw:fill-color="#ccffff" draw:opacity="100%"/>
      <style:paragraph-properties fo:text-align="start" style:justify-single-word="false" fo:background-color="#ccffff"/>
      <style:text-properties officeooo:paragraph-rsid="002a16c0"/>
    </style:style>
    <style:style style:name="P4" style:family="paragraph" style:parent-style-name="Table_20_Contents">
      <style:text-properties fo:font-weight="bold" officeooo:paragraph-rsid="002a16c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36a9f5" officeooo:paragraph-rsid="0036a9f5"/>
    </style:style>
    <style:style style:name="P6" style:family="paragraph" style:parent-style-name="Table_20_Contents">
      <style:paragraph-properties fo:text-align="center" style:justify-single-word="false"/>
      <style:text-properties fo:color="#c9211e" loext:opacity="100%" officeooo:rsid="00381547" officeooo:paragraph-rsid="00381547"/>
    </style:style>
    <style:style style:name="P7" style:family="paragraph" style:parent-style-name="Table_20_Contents">
      <style:paragraph-properties fo:text-align="center" style:justify-single-word="false"/>
      <style:text-properties officeooo:rsid="0037f36f" officeooo:paragraph-rsid="0037f36f"/>
    </style:style>
    <style:style style:name="P8" style:family="paragraph" style:parent-style-name="Table_20_Contents">
      <style:paragraph-properties fo:text-align="center" style:justify-single-word="false"/>
      <style:text-properties officeooo:rsid="00381547" officeooo:paragraph-rsid="00381547"/>
    </style:style>
    <style:style style:name="P9" style:family="paragraph" style:parent-style-name="Table_20_Contents">
      <style:paragraph-properties fo:text-align="center" style:justify-single-word="false"/>
      <style:text-properties officeooo:rsid="00383e22" officeooo:paragraph-rsid="00383e22"/>
    </style:style>
    <style:style style:name="P10" style:family="paragraph" style:parent-style-name="Table_20_Contents">
      <style:paragraph-properties fo:text-align="center" style:justify-single-word="false"/>
      <style:text-properties style:text-position="0% 100%" officeooo:rsid="00383e22" officeooo:paragraph-rsid="00383e22"/>
    </style:style>
    <style:style style:name="P11" style:family="paragraph" style:parent-style-name="Table_20_Contents">
      <style:paragraph-properties fo:text-align="center" style:justify-single-word="false"/>
      <style:text-properties style:text-position="0% 100%" officeooo:rsid="004f6cb2" officeooo:paragraph-rsid="004f6cb2"/>
    </style:style>
    <style:style style:name="P12" style:family="paragraph" style:parent-style-name="Table_20_Contents">
      <style:paragraph-properties fo:text-align="center" style:justify-single-word="false"/>
      <style:text-properties officeooo:rsid="00388f85" officeooo:paragraph-rsid="00388f85"/>
    </style:style>
    <style:style style:name="P13" style:family="paragraph" style:parent-style-name="Table_20_Contents">
      <style:paragraph-properties fo:text-align="center" style:justify-single-word="false"/>
      <style:text-properties officeooo:rsid="003e143e" officeooo:paragraph-rsid="003e143e"/>
    </style:style>
    <style:style style:name="P14" style:family="paragraph" style:parent-style-name="Table_20_Contents">
      <style:paragraph-properties fo:text-align="center" style:justify-single-word="false"/>
      <style:text-properties officeooo:rsid="004001b9" officeooo:paragraph-rsid="004001b9"/>
    </style:style>
    <style:style style:name="P15" style:family="paragraph" style:parent-style-name="Table_20_Contents">
      <style:text-properties style:use-window-font-color="true" loext:opacity="0%" officeooo:rsid="004e291e" officeooo:paragraph-rsid="004e291e"/>
    </style:style>
    <style:style style:name="P16" style:family="paragraph" style:parent-style-name="Table_20_Contents">
      <style:text-properties style:use-window-font-color="true" loext:opacity="0%" officeooo:rsid="004f5088" officeooo:paragraph-rsid="004f5088"/>
    </style:style>
    <style:style style:name="P17" style:family="paragraph" style:parent-style-name="Table_20_Contents">
      <style:text-properties style:use-window-font-color="true" loext:opacity="0%" officeooo:rsid="0056b744" officeooo:paragraph-rsid="0056b744"/>
    </style:style>
    <style:style style:name="P18" style:family="paragraph" style:parent-style-name="Table_20_Contents">
      <style:text-properties style:use-window-font-color="true" loext:opacity="0%" officeooo:rsid="00585b86" officeooo:paragraph-rsid="00585b86"/>
    </style:style>
    <style:style style:name="P19" style:family="paragraph" style:parent-style-name="Table_20_Contents">
      <style:text-properties style:use-window-font-color="true" loext:opacity="0%" officeooo:rsid="005a935e" officeooo:paragraph-rsid="005a935e"/>
    </style:style>
    <style:style style:name="P20" style:family="paragraph" style:parent-style-name="Table_20_Contents">
      <style:text-properties style:use-window-font-color="true" loext:opacity="0%" officeooo:rsid="005ab11b" officeooo:paragraph-rsid="005ab11b"/>
    </style:style>
    <style:style style:name="P21" style:family="paragraph" style:parent-style-name="Table_20_Contents">
      <style:paragraph-properties fo:text-align="center" style:justify-single-word="false"/>
      <style:text-properties officeooo:rsid="004e2a8b" officeooo:paragraph-rsid="004e2a8b"/>
    </style:style>
    <style:style style:name="P22" style:family="paragraph" style:parent-style-name="Table_20_Contents">
      <style:paragraph-properties fo:text-align="center" style:justify-single-word="false"/>
      <style:text-properties officeooo:rsid="0050dfea" officeooo:paragraph-rsid="0050dfea"/>
    </style:style>
    <style:style style:name="P23" style:family="paragraph" style:parent-style-name="Table_20_Contents">
      <style:paragraph-properties fo:text-align="center" style:justify-single-word="false"/>
      <style:text-properties officeooo:rsid="0056b744" officeooo:paragraph-rsid="0056b744"/>
    </style:style>
    <style:style style:name="P24" style:family="paragraph" style:parent-style-name="Table_20_Contents">
      <style:paragraph-properties fo:text-align="center" style:justify-single-word="false"/>
      <style:text-properties officeooo:rsid="00595f27" officeooo:paragraph-rsid="00595f27"/>
    </style:style>
    <style:style style:name="P25" style:family="paragraph" style:parent-style-name="Table_20_Contents">
      <style:paragraph-properties fo:text-align="center" style:justify-single-word="false"/>
      <style:text-properties officeooo:rsid="0059e401" officeooo:paragraph-rsid="0059e401"/>
    </style:style>
    <style:style style:name="P26" style:family="paragraph" style:parent-style-name="Table_20_Contents">
      <style:paragraph-properties fo:text-align="center" style:justify-single-word="false"/>
      <style:text-properties officeooo:rsid="005bb613" officeooo:paragraph-rsid="005bb613"/>
    </style:style>
    <style:style style:name="P27" style:family="paragraph" style:parent-style-name="Table_20_Contents">
      <style:paragraph-properties fo:text-align="center" style:justify-single-word="false"/>
      <style:text-properties officeooo:rsid="00653ceb" officeooo:paragraph-rsid="00653ceb"/>
    </style:style>
    <style:style style:name="P28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UWDOLM+Minion-Regular" style:font-size-asian="12pt" style:font-weight-asian="bold" style:font-name-complex="UWDOLM+Minion-Regular" style:font-size-complex="12pt"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paragraph-rsid="002a16c0" style:font-name-asian="UWDOLM+Minion-Regular" style:font-size-asian="12pt" style:font-weight-asian="bold" style:font-name-complex="UWDOLM+Minion-Regular" style:font-size-complex="12pt" style:font-weight-complex="bold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paragraph-rsid="006fff91" style:font-name-asian="UWDOLM+Minion-Regular" style:font-size-asian="12pt" style:font-weight-asian="bold" style:font-name-complex="UWDOLM+Minion-Regular" style:font-size-complex="12pt" style:font-weight-complex="bold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0ec77f" officeooo:paragraph-rsid="000ec77f" style:font-name-asian="UWDOLM+Minion-Regular" style:font-size-asian="12pt" style:font-weight-asian="bold" style:font-name-complex="UWDOLM+Minion-Regular" style:font-size-complex="12pt" style:font-weight-complex="bold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Courier New" fo:font-size="12pt" fo:font-weight="bold" officeooo:rsid="0036a9f5" officeooo:paragraph-rsid="0036a9f5" style:font-name-asian="UWDOLM+Minion-Regular" style:font-size-asian="12pt" style:font-weight-asian="bold" style:font-name-complex="UWDOLM+Minion-Regular" style:font-size-complex="12pt" style:font-weight-complex="bold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KEGJCJ+FranklinGothic-Heavy" style:font-size-asian="12pt" style:font-weight-asian="bold" style:font-name-complex="KEGJCJ+FranklinGothic-Heavy" style:font-size-complex="12pt" style:font-weight-complex="bold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c42ab" officeooo:paragraph-rsid="002a16c0" style:font-name-asian="KEGJCJ+FranklinGothic-Heavy" style:font-size-asian="12pt" style:font-weight-asian="bold" style:font-name-complex="KEGJCJ+FranklinGothic-Heavy" style:font-size-complex="12pt" style:font-weight-complex="bold"/>
    </style:style>
    <style:style style:name="P3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INOIPL+LetterGothic" style:font-size-asian="12pt" style:font-weight-asian="bold" style:font-name-complex="INOIPL+LetterGothic" style:font-size-complex="12pt" style:font-weight-complex="bold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HLKHIO+FranklinGothic-Book" style:font-size-asian="12pt" style:font-weight-asian="bold" style:font-name-complex="HLKHIO+FranklinGothic-Book" style:font-size-complex="12pt" style:font-weight-complex="bold"/>
    </style:style>
    <style:style style:name="P37" style:family="paragraph" style:parent-style-name="Standard">
      <style:paragraph-properties fo:text-align="justify" style:justify-single-word="false" style:text-autospace="none"/>
      <style:text-properties style:font-name="Courier New" fo:font-size="12pt" style:font-name-asian="UWDOLM+Minion-Regular" style:font-size-asian="12pt" style:font-name-complex="UWDOLM+Minion-Regular" style:font-size-complex="12pt"/>
    </style:style>
    <style:style style:name="P38" style:family="paragraph" style:parent-style-name="Standard">
      <style:paragraph-properties fo:text-align="justify" style:justify-single-word="false" style:text-autospace="none"/>
      <style:text-properties style:font-name="Courier New" fo:font-size="12pt" officeooo:paragraph-rsid="002a16c0" style:font-name-asian="UWDOLM+Minion-Regular" style:font-size-asian="12pt" style:font-name-complex="UWDOLM+Minion-Regular" style:font-size-complex="12pt"/>
    </style:style>
    <style:style style:name="P39" style:family="paragraph" style:parent-style-name="Standard">
      <style:paragraph-properties fo:text-align="justify" style:justify-single-word="false" style:text-autospace="none"/>
      <style:text-properties style:font-name="Courier New" fo:font-size="12pt" style:font-name-asian="KEGJCJ+FranklinGothic-Heavy" style:font-size-asian="12pt" style:font-name-complex="KEGJCJ+FranklinGothic-Heavy" style:font-size-complex="12pt"/>
    </style:style>
    <style:style style:name="P40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style:font-name-asian="UWDOLM+Minion-Regular" style:font-size-asian="12pt" style:font-weight-asian="normal" style:font-name-complex="UWDOLM+Minion-Regular" style:font-size-complex="12pt" style:font-weight-complex="normal"/>
    </style:style>
    <style:style style:name="P41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paragraph-rsid="002a16c0" style:font-name-asian="UWDOLM+Minion-Regular" style:font-size-asian="12pt" style:font-weight-asian="normal" style:font-name-complex="UWDOLM+Minion-Regular" style:font-size-complex="12pt" style:font-weight-complex="normal"/>
    </style:style>
    <style:style style:name="P42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paragraph-rsid="00698296" style:font-name-asian="UWDOLM+Minion-Regular" style:font-size-asian="12pt" style:font-weight-asian="normal" style:font-name-complex="UWDOLM+Minion-Regular" style:font-size-complex="12pt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Courier New" fo:font-size="12pt" fo:font-weight="normal" officeooo:rsid="0050dfea" officeooo:paragraph-rsid="0050dfea" style:font-name-asian="UWDOLM+Minion-Regular" style:font-size-asian="12pt" style:font-weight-asian="normal" style:font-name-complex="UWDOLM+Minion-Regular" style:font-size-complex="12pt" style:font-weight-complex="normal"/>
    </style:style>
    <style:style style:name="P44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653ceb" officeooo:paragraph-rsid="00653ceb" style:font-name-asian="UWDOLM+Minion-Regular" style:font-size-asian="12pt" style:font-weight-asian="normal" style:font-name-complex="UWDOLM+Minion-Regular" style:font-size-complex="12pt" style:font-weight-complex="normal"/>
    </style:style>
    <style:style style:name="P4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676033" officeooo:paragraph-rsid="00676033" style:font-name-asian="UWDOLM+Minion-Regular" style:font-size-asian="12pt" style:font-weight-asian="normal" style:font-name-complex="UWDOLM+Minion-Regular" style:font-size-complex="12pt" style:font-weight-complex="normal"/>
    </style:style>
    <style:style style:name="P4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698296" officeooo:paragraph-rsid="00698296" style:font-name-asian="UWDOLM+Minion-Regular" style:font-size-asian="12pt" style:font-weight-asian="normal" style:font-name-complex="UWDOLM+Minion-Regular" style:font-size-complex="12pt" style:font-weight-complex="normal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698296" officeooo:paragraph-rsid="006addf1" style:font-name-asian="UWDOLM+Minion-Regular" style:font-size-asian="12pt" style:font-weight-asian="normal" style:font-name-complex="UWDOLM+Minion-Regular" style:font-size-complex="12pt" style:font-weight-complex="normal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6fff91" officeooo:paragraph-rsid="006fff91" style:font-name-asian="UWDOLM+Minion-Regular" style:font-size-asian="12pt" style:font-weight-asian="normal" style:font-name-complex="UWDOLM+Minion-Regular" style:font-size-complex="12pt" style:font-weight-complex="normal"/>
    </style:style>
    <style:style style:name="P49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6fff91" officeooo:paragraph-rsid="00711325" style:font-name-asian="UWDOLM+Minion-Regular" style:font-size-asian="12pt" style:font-weight-asian="normal" style:font-name-complex="UWDOLM+Minion-Regular" style:font-size-complex="12pt" style:font-weight-complex="normal"/>
    </style:style>
    <style:style style:name="P50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7ad2bf" officeooo:paragraph-rsid="007ad2bf" style:font-name-asian="UWDOLM+Minion-Regular" style:font-size-asian="12pt" style:font-weight-asian="normal" style:font-name-complex="UWDOLM+Minion-Regular" style:font-size-complex="12pt" style:font-weight-complex="normal"/>
    </style:style>
    <style:style style:name="P51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7d52b7" officeooo:paragraph-rsid="007d52b7" style:font-name-asian="HLKHIO+FranklinGothic-Book" style:font-size-asian="12pt" style:font-weight-asian="normal" style:font-name-complex="HLKHIO+FranklinGothic-Book" style:font-size-complex="12pt" style:font-weight-complex="normal"/>
    </style:style>
    <style:style style:name="P52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7d52b7" officeooo:paragraph-rsid="007f5bc0" style:font-name-asian="HLKHIO+FranklinGothic-Book" style:font-size-asian="12pt" style:font-weight-asian="normal" style:font-name-complex="HLKHIO+FranklinGothic-Book" style:font-size-complex="12pt" style:font-weight-complex="normal"/>
    </style:style>
    <style:style style:name="P53" style:family="paragraph" style:parent-style-name="Standard">
      <style:paragraph-properties fo:text-align="justify" style:justify-single-word="false" style:text-autospace="none"/>
      <style:text-properties style:font-name="Courier New" fo:font-size="12pt" fo:font-style="normal" fo:font-weight="normal" officeooo:rsid="00676033" officeooo:paragraph-rsid="00695396" style:font-name-asian="UWDOLM+Minion-Regular" style:font-size-asian="12pt" style:font-style-asian="normal" style:font-weight-asian="normal" style:font-name-complex="UWDOLM+Minion-Regular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 style:text-autospace="none"/>
      <style:text-properties style:font-name="Courier New" fo:font-size="12pt" fo:font-style="italic" fo:font-weight="normal" officeooo:rsid="00676033" officeooo:paragraph-rsid="00676033" style:font-name-asian="UWDOLM+Minion-Regular" style:font-size-asian="12pt" style:font-style-asian="italic" style:font-weight-asian="normal" style:font-name-complex="UWDOLM+Minion-Regular" style:font-size-complex="12pt" style:font-style-complex="italic" style:font-weight-complex="normal"/>
    </style:style>
    <style:style style:name="P55" style:family="paragraph" style:parent-style-name="Standard">
      <style:text-properties fo:font-weight="bold" officeooo:rsid="004c42ab" officeooo:paragraph-rsid="002a16c0" style:font-weight-asian="bold" style:font-weight-complex="bold"/>
    </style:style>
    <style:style style:name="P56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justify" style:justify-single-word="false" style:text-autospace="none"/>
      <style:text-properties style:use-window-font-color="true" loext:opacity="0%" style:font-name="Courier New" fo:font-size="12pt" fo:font-weight="bold" officeooo:paragraph-rsid="002a16c0" style:font-name-asian="KEGJCJ+FranklinGothic-Heavy" style:font-size-asian="12pt" style:font-weight-asian="bold" style:font-name-complex="KEGJCJ+FranklinGothic-Heavy" style:font-size-complex="12pt" style:font-weight-complex="bold"/>
    </style:style>
    <style:style style:name="P58" style:family="paragraph" style:parent-style-name="Standard">
      <style:paragraph-properties fo:text-align="justify" style:justify-single-word="false" style:text-autospace="none"/>
      <style:text-properties style:text-position="0% 100%" style:font-name="Courier New" fo:font-size="6pt" fo:font-weight="bold" officeooo:rsid="000ec77f" officeooo:paragraph-rsid="000ec77f" style:font-name-asian="UWDOLM+Minion-Regular" style:font-size-asian="6pt" style:font-weight-asian="bold" style:font-name-complex="UWDOLM+Minion-Regular" style:font-size-complex="6pt" style:font-weight-complex="bold"/>
    </style:style>
    <style:style style:name="P59" style:family="paragraph" style:parent-style-name="Standard">
      <style:paragraph-properties fo:text-align="justify" style:justify-single-word="false" style:text-autospace="none"/>
      <style:text-properties style:text-position="0% 100%" style:font-name="Courier New" fo:font-size="12pt" fo:font-weight="normal" officeooo:rsid="005267c3" officeooo:paragraph-rsid="005267c3" style:font-name-asian="UWDOLM+Minion-Regular" style:font-size-asian="12pt" style:font-weight-asian="normal" style:font-name-complex="UWDOLM+Minion-Regular" style:font-size-complex="12pt" style:font-weight-complex="normal"/>
    </style:style>
    <style:style style:name="P60" style:family="paragraph" style:parent-style-name="Standard">
      <style:paragraph-properties fo:text-align="justify" style:justify-single-word="false" style:text-autospace="none"/>
      <style:text-properties style:text-position="0% 100%" style:font-name="Courier New" fo:font-size="12pt" fo:font-weight="normal" officeooo:rsid="005cc25e" officeooo:paragraph-rsid="005cc25e" style:font-name-asian="UWDOLM+Minion-Regular" style:font-size-asian="12pt" style:font-weight-asian="normal" style:font-name-complex="UWDOLM+Minion-Regular" style:font-size-complex="12pt" style:font-weight-complex="normal"/>
    </style:style>
    <style:style style:name="P61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8208e7" officeooo:paragraph-rsid="008208e7" style:font-name-asian="UWDOLM+Minion-Regular" style:font-size-asian="12pt" style:font-weight-asian="normal" style:font-name-complex="UWDOLM+Minion-Regular" style:font-size-complex="12pt" style:font-weight-complex="normal"/>
    </style:style>
    <style:style style:name="P62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8208e7" officeooo:paragraph-rsid="00922c82" style:font-name-asian="UWDOLM+Minion-Regular" style:font-size-asian="12pt" style:font-weight-asian="normal" style:font-name-complex="UWDOLM+Minion-Regular" style:font-size-complex="12pt" style:font-weight-complex="normal"/>
    </style:style>
    <style:style style:name="P63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8208e7" officeooo:paragraph-rsid="00957d4a" style:font-name-asian="UWDOLM+Minion-Regular" style:font-size-asian="12pt" style:font-weight-asian="normal" style:font-name-complex="UWDOLM+Minion-Regular" style:font-size-complex="12pt" style:font-weight-complex="normal"/>
    </style:style>
    <style:style style:name="P64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8208e7" officeooo:paragraph-rsid="009655cc" style:font-name-asian="UWDOLM+Minion-Regular" style:font-size-asian="12pt" style:font-weight-asian="normal" style:font-name-complex="UWDOLM+Minion-Regular" style:font-size-complex="12pt" style:font-weight-complex="normal"/>
    </style:style>
    <style:style style:name="P6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8208e7" officeooo:paragraph-rsid="009a1fea" style:font-name-asian="UWDOLM+Minion-Regular" style:font-size-asian="12pt" style:font-weight-asian="normal" style:font-name-complex="UWDOLM+Minion-Regular" style:font-size-complex="12pt" style:font-weight-complex="normal"/>
    </style:style>
    <style:style style:name="P6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8208e7" officeooo:paragraph-rsid="009ada1e" style:font-name-asian="UWDOLM+Minion-Regular" style:font-size-asian="12pt" style:font-weight-asian="normal" style:font-name-complex="UWDOLM+Minion-Regular" style:font-size-complex="12pt" style:font-weight-complex="normal"/>
    </style:style>
    <style:style style:name="P6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UWDOLM+Minion-Regular" style:font-size-asian="12pt" style:font-weight-asian="bold" style:font-name-complex="UWDOLM+Minion-Regular" style:font-size-complex="12pt" style:font-weight-complex="bold"/>
    </style:style>
    <style:style style:name="P68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909232" officeooo:paragraph-rsid="00909232" style:font-name-asian="UWDOLM+Minion-Regular" style:font-size-asian="12pt" style:font-weight-asian="bold" style:font-name-complex="UWDOLM+Minion-Regular" style:font-size-complex="12pt" style:font-weight-complex="bold"/>
    </style:style>
    <style:style style:name="P69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6fff91" officeooo:paragraph-rsid="00711325" style:font-name-asian="UWDOLM+Minion-Regular" style:font-size-asian="12pt" style:font-weight-asian="bold" style:font-name-complex="UWDOLM+Minion-Regular" style:font-size-complex="12pt" style:font-weight-complex="bold"/>
    </style:style>
    <style:style style:name="P70" style:family="paragraph" style:parent-style-name="Standard">
      <style:paragraph-properties fo:text-align="justify" style:justify-single-word="false" style:text-autospace="none"/>
      <style:text-properties style:font-name="Courier New" fo:font-size="12pt" fo:font-style="normal" style:text-underline-style="none" fo:font-weight="bold" officeooo:rsid="00983a70" officeooo:paragraph-rsid="00983a70" style:font-name-asian="UWDOLM+Minion-Regular" style:font-size-asian="12pt" style:font-style-asian="normal" style:font-weight-asian="bold" style:font-name-complex="UWDOLM+Minion-Regular" style:font-size-complex="12pt" style:font-style-complex="normal" style:font-weight-complex="bold"/>
    </style:style>
    <style:style style:name="P71" style:family="paragraph" style:parent-style-name="Standard">
      <style:paragraph-properties fo:text-align="justify" style:justify-single-word="false" style:text-autospace="none"/>
      <style:text-properties style:font-name="Courier New" fo:font-size="12pt" fo:font-style="normal" style:text-underline-style="none" fo:font-weight="normal" officeooo:rsid="00983a70" officeooo:paragraph-rsid="00983a70" style:font-name-asian="UWDOLM+Minion-Regular" style:font-size-asian="12pt" style:font-style-asian="normal" style:font-weight-asian="normal" style:font-name-complex="UWDOLM+Minion-Regular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 style:text-autospace="none"/>
      <style:text-properties style:font-name="Courier New" fo:font-size="12pt" fo:font-style="normal" style:text-underline-style="none" fo:font-weight="normal" officeooo:rsid="008208e7" officeooo:paragraph-rsid="009a1fea" style:font-name-asian="UWDOLM+Minion-Regular" style:font-size-asian="12pt" style:font-style-asian="normal" style:font-weight-asian="normal" style:font-name-complex="UWDOLM+Minion-Regular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 style:text-autospace="none"/>
      <style:text-properties style:font-name="Courier New" fo:font-size="12pt" fo:font-style="normal" style:text-underline-style="none" fo:font-weight="normal" officeooo:rsid="008208e7" officeooo:paragraph-rsid="009ada1e" style:font-name-asian="UWDOLM+Minion-Regular" style:font-size-asian="12pt" style:font-style-asian="normal" style:font-weight-asian="normal" style:font-name-complex="UWDOLM+Minion-Regular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 style:text-autospace="none"/>
      <style:text-properties style:font-name="Courier New" fo:font-size="12pt" fo:font-style="normal" style:text-underline-style="none" fo:font-weight="normal" officeooo:rsid="009a1fea" officeooo:paragraph-rsid="009a1fea" style:font-name-asian="UWDOLM+Minion-Regular" style:font-size-asian="12pt" style:font-style-asian="normal" style:font-weight-asian="normal" style:font-name-complex="UWDOLM+Minion-Regular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 style:text-autospace="none"/>
      <style:text-properties style:font-name="Courier New" fo:font-size="12pt" fo:font-style="normal" style:text-underline-style="none" fo:font-weight="normal" officeooo:rsid="009a1fea" officeooo:paragraph-rsid="00a18708" style:font-name-asian="UWDOLM+Minion-Regular" style:font-size-asian="12pt" style:font-style-asian="normal" style:font-weight-asian="normal" style:font-name-complex="UWDOLM+Minion-Regular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officeooo:rsid="00382ee7" officeooo:paragraph-rsid="00382ee7"/>
    </style:style>
    <style:style style:name="P77" style:family="paragraph" style:parent-style-name="Table_20_Contents">
      <style:paragraph-properties fo:text-align="center" style:justify-single-word="false"/>
      <style:text-properties officeooo:rsid="008362eb" officeooo:paragraph-rsid="008362eb"/>
    </style:style>
    <style:style style:name="P78" style:family="paragraph" style:parent-style-name="Table_20_Contents">
      <style:paragraph-properties fo:text-align="center" style:justify-single-word="false"/>
      <style:text-properties style:text-position="0% 100%" officeooo:rsid="00388f85" officeooo:paragraph-rsid="00388f85"/>
    </style:style>
    <style:style style:name="P79" style:family="paragraph" style:parent-style-name="Table_20_Contents">
      <style:paragraph-properties fo:text-align="center" style:justify-single-word="false"/>
      <style:text-properties officeooo:paragraph-rsid="00a362bc"/>
    </style:style>
    <style:style style:name="P80" style:family="paragraph" style:parent-style-name="Table_20_Contents">
      <style:paragraph-properties fo:text-align="center" style:justify-single-word="false"/>
      <style:text-properties officeooo:paragraph-rsid="00a51b91"/>
    </style:style>
    <style:style style:name="P81" style:family="paragraph" style:parent-style-name="Table_20_Contents">
      <style:paragraph-properties fo:text-align="center" style:justify-single-word="false"/>
      <style:text-properties officeooo:rsid="004e2a8b" officeooo:paragraph-rsid="004e2a8b"/>
    </style:style>
    <style:style style:name="P82" style:family="paragraph" style:parent-style-name="Table_20_Contents">
      <style:paragraph-properties fo:text-align="center" style:justify-single-word="false"/>
      <style:text-properties fo:font-size="12pt" officeooo:paragraph-rsid="002a16c0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56b744" officeooo:paragraph-rsid="0056b744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officeooo:rsid="00407ade" officeooo:paragraph-rsid="00407ade"/>
    </style:style>
    <style:style style:name="T1" style:family="text">
      <style:text-properties style:font-name-asian="UWDOLM+Minion-Regular" style:font-name-complex="UWDOLM+Minion-Regular"/>
    </style:style>
    <style:style style:name="T2" style:family="text">
      <style:text-properties officeooo:rsid="002b16a1" style:font-name-asian="UWDOLM+Minion-Regular" style:font-name-complex="UWDOLM+Minion-Regular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-asian="UWDOLM+Minion-Regular" style:font-name-complex="UWDOLM+Minion-Regular"/>
    </style:style>
    <style:style style:name="T5" style:family="text">
      <style:text-properties style:text-position="sub 58%" officeooo:rsid="002b16a1" style:font-name-asian="UWDOLM+Minion-Regular" style:font-name-complex="UWDOLM+Minion-Regular"/>
    </style:style>
    <style:style style:name="T6" style:family="text">
      <style:text-properties style:text-position="sub 58%" officeooo:rsid="008208e7"/>
    </style:style>
    <style:style style:name="T7" style:family="text">
      <style:text-properties style:text-position="sub 58%" officeooo:rsid="00a18708"/>
    </style:style>
    <style:style style:name="T8" style:family="text">
      <style:text-properties fo:font-weight="bold" style:font-name-asian="UWDOLM+Minion-Regular" style:font-weight-asian="bold" style:font-name-complex="UWDOLM+Minion-Regular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officeooo:rsid="003991c3"/>
    </style:style>
    <style:style style:name="T12" style:family="text">
      <style:text-properties officeooo:rsid="003ac6f3"/>
    </style:style>
    <style:style style:name="T13" style:family="text">
      <style:text-properties officeooo:rsid="00636918"/>
    </style:style>
    <style:style style:name="T14" style:family="text">
      <style:text-properties officeooo:rsid="00657e9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695396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983a33" style:font-style-asian="normal" style:font-style-complex="normal"/>
    </style:style>
    <style:style style:name="T19" style:family="text">
      <style:text-properties officeooo:rsid="006ee8ff"/>
    </style:style>
    <style:style style:name="T20" style:family="text">
      <style:text-properties officeooo:rsid="0076e598"/>
    </style:style>
    <style:style style:name="T21" style:family="text">
      <style:text-properties officeooo:rsid="007853a2"/>
    </style:style>
    <style:style style:name="T22" style:family="text">
      <style:text-properties officeooo:rsid="0079e0a4"/>
    </style:style>
    <style:style style:name="T23" style:family="text">
      <style:text-properties officeooo:rsid="007c6375"/>
    </style:style>
    <style:style style:name="T24" style:family="text">
      <style:text-properties officeooo:rsid="007f4fcc"/>
    </style:style>
    <style:style style:name="T25" style:family="text">
      <style:text-properties officeooo:rsid="007f5bc0"/>
    </style:style>
    <style:style style:name="T26" style:family="text">
      <style:text-properties officeooo:rsid="0080ab8b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8362eb"/>
    </style:style>
    <style:style style:name="T29" style:family="text">
      <style:text-properties style:text-position="0% 100%" officeooo:rsid="00940e25"/>
    </style:style>
    <style:style style:name="T30" style:family="text">
      <style:text-properties style:text-position="0% 100%" officeooo:rsid="00953e9a"/>
    </style:style>
    <style:style style:name="T31" style:family="text">
      <style:text-properties style:text-position="0% 100%" officeooo:rsid="00957d4a"/>
    </style:style>
    <style:style style:name="T32" style:family="text">
      <style:text-properties style:text-position="0% 100%" officeooo:rsid="009655cc"/>
    </style:style>
    <style:style style:name="T33" style:family="text">
      <style:text-properties style:text-position="0% 100%" officeooo:rsid="008208e7"/>
    </style:style>
    <style:style style:name="T34" style:family="text">
      <style:text-properties style:text-position="0% 100%" officeooo:rsid="009b8639"/>
    </style:style>
    <style:style style:name="T35" style:family="text">
      <style:text-properties style:text-position="0% 100%" officeooo:rsid="009e055b"/>
    </style:style>
    <style:style style:name="T36" style:family="text">
      <style:text-properties style:text-position="0% 100%" officeooo:rsid="009fc78a"/>
    </style:style>
    <style:style style:name="T37" style:family="text">
      <style:text-properties style:text-position="0% 100%" officeooo:rsid="009fe86e"/>
    </style:style>
    <style:style style:name="T38" style:family="text">
      <style:text-properties style:text-position="0% 100%" officeooo:rsid="00a18708"/>
    </style:style>
    <style:style style:name="T39" style:family="text">
      <style:text-properties officeooo:rsid="008362eb"/>
    </style:style>
    <style:style style:name="T40" style:family="text">
      <style:text-properties officeooo:rsid="00852f49"/>
    </style:style>
    <style:style style:name="T41" style:family="text">
      <style:text-properties officeooo:rsid="0086b1ae"/>
    </style:style>
    <style:style style:name="T42" style:family="text">
      <style:text-properties officeooo:rsid="00885762"/>
    </style:style>
    <style:style style:name="T43" style:family="text">
      <style:text-properties officeooo:rsid="00899cb9"/>
    </style:style>
    <style:style style:name="T44" style:family="text">
      <style:text-properties officeooo:rsid="008b88d6"/>
    </style:style>
    <style:style style:name="T45" style:family="text">
      <style:text-properties officeooo:rsid="00922c82"/>
    </style:style>
    <style:style style:name="T46" style:family="text">
      <style:text-properties style:text-underline-style="solid" style:text-underline-width="auto" style:text-underline-color="font-color" officeooo:rsid="00922c82"/>
    </style:style>
    <style:style style:name="T47" style:family="text">
      <style:text-properties officeooo:rsid="00940e25"/>
    </style:style>
    <style:style style:name="T48" style:family="text">
      <style:text-properties officeooo:rsid="00953e9a"/>
    </style:style>
    <style:style style:name="T49" style:family="text">
      <style:text-properties officeooo:rsid="009655cc"/>
    </style:style>
    <style:style style:name="T50" style:family="text">
      <style:text-properties officeooo:rsid="00983a33"/>
    </style:style>
    <style:style style:name="T51" style:family="text">
      <style:text-properties officeooo:rsid="009b8639"/>
    </style:style>
    <style:style style:name="T52" style:family="text">
      <style:text-properties officeooo:rsid="009e055b"/>
    </style:style>
    <style:style style:name="T53" style:family="text">
      <style:text-properties officeooo:rsid="009fc78a"/>
    </style:style>
    <style:style style:name="T54" style:family="text">
      <style:text-properties officeooo:rsid="009fe86e"/>
    </style:style>
    <style:style style:name="T55" style:family="text">
      <style:text-properties officeooo:rsid="00a362bc"/>
    </style:style>
    <style:style style:name="T56" style:family="text">
      <style:text-properties fo:font-size="12pt" officeooo:rsid="003917dd" style:font-size-asian="12pt" style:font-size-complex="12pt"/>
    </style:style>
    <style:style style:name="T57" style:family="text">
      <style:text-properties fo:font-size="12pt" officeooo:rsid="00a362bc" style:font-size-asian="12pt" style:font-size-complex="12pt"/>
    </style:style>
    <style:style style:name="T58" style:family="text">
      <style:text-properties fo:font-size="12pt" officeooo:rsid="004359f6" style:font-size-asian="12pt" style:font-size-complex="12pt"/>
    </style:style>
    <style:style style:name="T59" style:family="text">
      <style:text-properties fo:font-size="12pt" officeooo:rsid="00a51b91" style:font-size-asian="12pt" style:font-size-complex="12pt"/>
    </style:style>
    <style:style style:name="T60" style:family="text">
      <style:text-properties officeooo:rsid="00a51b91"/>
    </style:style>
    <style:style style:name="T61" style:family="text">
      <style:text-properties officeooo:rsid="00a6d594"/>
    </style:style>
    <style:style style:name="T62" style:family="text">
      <style:text-properties officeooo:rsid="00a80cf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2 - Instruções: A linguagem de Máquina</text:p>
      <text:p text:style-name="P31">2.21 Exercícios<text:span text:style-name="T10">1</text:span></text:p>
      <text:p text:style-name="P58"><text:span text:style-name="T10">1 </text:span>Contribuição de John Oliver, da Cal Poly, San Luis Obispo, com colaborações de Nicole Kaiyan (Universidade de Adelaide) e Milos Prvulovic (Georgia Tech)</text:p>
      <text:p text:style-name="P28"/>
      <text:p text:style-name="P28">O Apêndice B descreve o simulador do MIPS, que é útil para estes exercícios. Embora o simulador aceite pseudoinstruções, tente não usá-las em qualquer exercício que pedir para produzir código do MIPS. Seu objetivo deverá ser aprender o conjunto de instruções MIPS real, e se você tiver de contar instruções, sua contagem deverá refletir as instruções reais executadas, e não as pseudoinstruções.</text:p>
      <text:p text:style-name="P28">Existem alguns casos em que as pseudoinstruções precisam ser usadas (por exemplo, a instrução la quando um valor real não é conhecido durante a codificação em assembly).</text:p>
      <text:p text:style-name="P28">Em muitos casos, elas são muito convenientes e resultam em código mais legível (por exemplo, as instruções li e move. Se você decidir usar pseudoinstruções por esses motivos, por favor, acrescente uma sentença ou duas à sua solução, indicando quais pseudoinstruções usou e por quê.</text:p>
      <text:p text:style-name="P28"/>
      <text:p text:style-name="P39"><text:span text:style-name="T8">Exercício 2.10</text:span><text:span text:style-name="T1"> </text:span></text:p>
      <text:p text:style-name="P28">Nos problemas a seguir, a tabela de dados contém bits que representam o opcode de uma instrução. Você deverá traduzir as entradas para o código assembly e determinar que formato da instrução MIPS os bits representam. </text:p>
      <text:p text:style-name="P28"/>
      <text:p text:style-name="P33"><text:span text:style-name="T1">a. 0000 0010 0001 0000 1000 0000 0010 0000</text:span><text:span text:style-name="T4">dois </text:span></text:p>
      <text:p text:style-name="P33"><text:span text:style-name="T1">b. 0000 0001 0100 1011 0100 1000 0010 0010</text:span><text:span text:style-name="T4">dois</text:span><text:span text:style-name="T1"> </text:span></text:p>
      <text:p text:style-name="P37"/>
      <text:p text:style-name="P38"/>
      <table:table table:name="Tabela5" table:style-name="Tabela5">
        <table:table-column table:style-name="Tabela5.A"/>
        <table:table-column table:style-name="Tabela5.B" table:number-columns-repeated="4"/>
        <table:table-column table:style-name="Tabela5.F"/>
        <table:table-column table:style-name="Tabela5.B" table:number-columns-repeated="3"/>
        <table:table-column table:style-name="Tabela5.J"/>
        <table:table-column table:style-name="Tabela5.B" table:number-columns-repeated="3"/>
        <table:table-column table:style-name="Tabela5.J"/>
        <table:table-column table:style-name="Tabela5.B"/>
        <table:table-column table:style-name="Tabela5.F"/>
        <table:table-column table:style-name="Tabela5.B"/>
        <table:table-column table:style-name="Tabela5.J"/>
        <table:table-column table:style-name="Tabela5.B" table:number-columns-repeated="7"/>
        <table:table-column table:style-name="Tabela5.Z"/>
        <table:table-column table:style-name="Tabela5.F"/>
        <table:table-column table:style-name="Tabela5.B" table:number-columns-repeated="4"/>
        <table:table-column table:style-name="Tabela5.f"/>
        <table:table-row table:style-name="TableLine277907336">
          <table:table-cell table:style-name="Tabela5.A1" table:number-columns-spanned="32" office:value-type="string">
            <text:p text:style-name="P1">Utilizar MIPS Reference Data Card.pd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9093664">
          <table:table-cell table:style-name="Tabela5.A2" table:number-columns-spanned="6" office:value-type="string">
            <text:p text:style-name="P3">R Op (6 bit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2">Rs (5 bits)</text:p>
          </table:table-cell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2">Rt (5 bits)</text:p>
          </table:table-cell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2">Rd (5 bits)</text:p>
          </table:table-cell>
          <table:covered-table-cell/>
          <table:covered-table-cell/>
          <table:covered-table-cell/>
          <table:covered-table-cell/>
          <table:table-cell table:style-name="Tabela5.V2" table:number-columns-spanned="5" office:value-type="string">
            <text:p text:style-name="P2">Shamt (5 bits)</text:p>
          </table:table-cell>
          <table:covered-table-cell/>
          <table:covered-table-cell/>
          <table:covered-table-cell/>
          <table:covered-table-cell/>
          <table:table-cell table:style-name="Tabela5.a2" table:number-columns-spanned="6" office:value-type="string">
            <text:p text:style-name="P2">Funct (6 bit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9094096">
          <table:table-cell table:style-name="Tabela5.A2" table:number-columns-spanned="6" office:value-type="string">
            <text:p text:style-name="P2">I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2">Rs</text:p>
          </table:table-cell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2">Rt</text:p>
          </table:table-cell>
          <table:covered-table-cell/>
          <table:covered-table-cell/>
          <table:covered-table-cell/>
          <table:covered-table-cell/>
          <table:table-cell table:style-name="Tabela5.Q3" table:number-columns-spanned="16" office:value-type="string">
            <text:p text:style-name="P2">Endereço (1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9094384">
          <table:table-cell table:style-name="Tabela5.A2" table:number-columns-spanned="6" office:value-type="string">
            <text:p text:style-name="P2">J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Q3" table:number-columns-spanned="26" office:value-type="string">
            <text:p text:style-name="P2">Endereço (2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5">
          <table:table-cell table:style-name="Tabela5.A5" table:number-columns-spanned="32" office:value-type="string">
            <text:p text:style-name="P57"><text:span text:style-name="T1">a. 0000 0010 0001 0000 1000 0000 0010 0000</text:span><text:span text:style-name="T4">doi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5">
          <table:table-cell table:style-name="Tabela5.A6" table:number-columns-spanned="16" office:value-type="string">
            <text:p text:style-name="P76">add $<text:span text:style-name="T12">s0</text:span>, $<text:span text:style-name="T12">s0</text:span>, $<text:span text:style-name="T12">s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Q6" table:number-columns-spanned="16" office:value-type="string">
            <text:p text:style-name="P79"><text:span text:style-name="T56">R[rd] = R[rs] + R[rt] </text:span><text:span text:style-name="T57">(</text:span>0/20<text:span text:style-name="T3">hex</text:span><text:span text:style-name="T5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9095392">
          <table:table-cell table:style-name="Tabela5.A7" table:number-columns-spanned="6" office:value-type="string">
            <text:p text:style-name="P10"><text:span text:style-name="T40">0x0</text:span>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7" table:number-columns-spanned="5" office:value-type="float" office:value="16">
            <text:p text:style-name="P9">16</text:p>
          </table:table-cell>
          <table:covered-table-cell/>
          <table:covered-table-cell/>
          <table:covered-table-cell/>
          <table:covered-table-cell/>
          <table:table-cell table:style-name="Tabela5.L7" table:number-columns-spanned="5" office:value-type="float" office:value="16">
            <text:p text:style-name="P12">16</text:p>
          </table:table-cell>
          <table:covered-table-cell/>
          <table:covered-table-cell/>
          <table:covered-table-cell/>
          <table:covered-table-cell/>
          <table:table-cell table:style-name="Tabela5.Q7" table:number-columns-spanned="5" office:value-type="float" office:value="16">
            <text:p text:style-name="P12">16</text:p>
          </table:table-cell>
          <table:covered-table-cell/>
          <table:covered-table-cell/>
          <table:covered-table-cell/>
          <table:covered-table-cell/>
          <table:table-cell table:style-name="Tabela5.V7" table:number-columns-spanned="5" office:value-type="float" office:value="0">
            <text:p text:style-name="P12">0</text:p>
          </table:table-cell>
          <table:covered-table-cell/>
          <table:covered-table-cell/>
          <table:covered-table-cell/>
          <table:covered-table-cell/>
          <table:table-cell table:style-name="Tabela5.a7" table:number-columns-spanned="6" office:value-type="string">
            <text:p text:style-name="P78"><text:span text:style-name="T44">(0</text:span><text:span text:style-name="T43">x20</text:span><text:span text:style-name="T4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9096256">
          <table:table-cell table:style-name="Tabela5.A8" office:value-type="float" office:value="0">
            <text:p text:style-name="P6">0</text:p>
          </table:table-cell>
          <table:table-cell table:style-name="Tabela5.B8" office:value-type="float" office:value="0">
            <text:p text:style-name="P6">0</text:p>
          </table:table-cell>
          <table:table-cell table:style-name="Tabela5.C8" office:value-type="float" office:value="0">
            <text:p text:style-name="P6">0</text:p>
          </table:table-cell>
          <table:table-cell table:style-name="Tabela5.D8" office:value-type="float" office:value="0">
            <text:p text:style-name="P6">0</text:p>
          </table:table-cell>
          <table:table-cell table:style-name="Tabela5.E8" office:value-type="float" office:value="0">
            <text:p text:style-name="P8">0</text:p>
          </table:table-cell>
          <table:table-cell table:style-name="Tabela5.F8" office:value-type="float" office:value="0">
            <text:p text:style-name="P8">0</text:p>
          </table:table-cell>
          <table:table-cell table:style-name="Tabela5.G8" office:value-type="float" office:value="1">
            <text:p text:style-name="P8">1</text:p>
          </table:table-cell>
          <table:table-cell table:style-name="Tabela5.H8" office:value-type="float" office:value="0">
            <text:p text:style-name="P8">0</text:p>
          </table:table-cell>
          <table:table-cell table:style-name="Tabela5.I8" office:value-type="float" office:value="0">
            <text:p text:style-name="P6">0</text:p>
          </table:table-cell>
          <table:table-cell table:style-name="Tabela5.J8" office:value-type="float" office:value="0">
            <text:p text:style-name="P6">0</text:p>
          </table:table-cell>
          <table:table-cell table:style-name="Tabela5.K8" office:value-type="float" office:value="0">
            <text:p text:style-name="P6">0</text:p>
          </table:table-cell>
          <table:table-cell table:style-name="Tabela5.L8" office:value-type="float" office:value="1">
            <text:p text:style-name="P6">1</text:p>
          </table:table-cell>
          <table:table-cell table:style-name="Tabela5.M8" office:value-type="float" office:value="0">
            <text:p text:style-name="P8">0</text:p>
          </table:table-cell>
          <table:table-cell table:style-name="Tabela5.N8" office:value-type="float" office:value="0">
            <text:p text:style-name="P8">0</text:p>
          </table:table-cell>
          <table:table-cell table:style-name="Tabela5.O8" office:value-type="float" office:value="0">
            <text:p text:style-name="P8">0</text:p>
          </table:table-cell>
          <table:table-cell table:style-name="Tabela5.P8" office:value-type="float" office:value="0">
            <text:p text:style-name="P8">0</text:p>
          </table:table-cell>
          <table:table-cell table:style-name="Tabela5.Q8" office:value-type="float" office:value="1">
            <text:p text:style-name="P6">1</text:p>
          </table:table-cell>
          <table:table-cell table:style-name="Tabela5.R8" office:value-type="float" office:value="0">
            <text:p text:style-name="P6">0</text:p>
          </table:table-cell>
          <table:table-cell table:style-name="Tabela5.S8" office:value-type="float" office:value="0">
            <text:p text:style-name="P6">0</text:p>
          </table:table-cell>
          <table:table-cell table:style-name="Tabela5.T8" office:value-type="float" office:value="0">
            <text:p text:style-name="P6">0</text:p>
          </table:table-cell>
          <table:table-cell table:style-name="Tabela5.U8" office:value-type="float" office:value="0">
            <text:p text:style-name="P8">0</text:p>
          </table:table-cell>
          <table:table-cell table:style-name="Tabela5.V8" office:value-type="float" office:value="0">
            <text:p text:style-name="P8">0</text:p>
          </table:table-cell>
          <table:table-cell table:style-name="Tabela5.W8" office:value-type="float" office:value="0">
            <text:p text:style-name="P8">0</text:p>
          </table:table-cell>
          <table:table-cell table:style-name="Tabela5.X8" office:value-type="float" office:value="0">
            <text:p text:style-name="P8">0</text:p>
          </table:table-cell>
          <table:table-cell table:style-name="Tabela5.Y8" office:value-type="float" office:value="0">
            <text:p text:style-name="P6">0</text:p>
          </table:table-cell>
          <table:table-cell table:style-name="Tabela5.Z8" office:value-type="float" office:value="0">
            <text:p text:style-name="P6">0</text:p>
          </table:table-cell>
          <table:table-cell table:style-name="Tabela5.a8" office:value-type="float" office:value="1">
            <text:p text:style-name="P6">1</text:p>
          </table:table-cell>
          <table:table-cell table:style-name="Tabela5.b8" office:value-type="float" office:value="0">
            <text:p text:style-name="P6">0</text:p>
          </table:table-cell>
          <table:table-cell table:style-name="Tabela5.c8" office:value-type="float" office:value="0">
            <text:p text:style-name="P8">0</text:p>
          </table:table-cell>
          <table:table-cell table:style-name="Tabela5.d8" office:value-type="float" office:value="0">
            <text:p text:style-name="P8">0</text:p>
          </table:table-cell>
          <table:table-cell table:style-name="Tabela5.e8" office:value-type="float" office:value="0">
            <text:p text:style-name="P8">0</text:p>
          </table:table-cell>
          <table:table-cell table:style-name="Tabela5.f8" office:value-type="float" office:value="0">
            <text:p text:style-name="P8">0</text:p>
          </table:table-cell>
        </table:table-row>
        <table:table-row table:style-name="TableLine280400408">
          <table:table-cell table:style-name="Tabela5.A9" table:number-columns-spanned="4" office:value-type="float" office:value="0">
            <text:p text:style-name="P32">0</text:p>
          </table:table-cell>
          <table:covered-table-cell/>
          <table:covered-table-cell/>
          <table:covered-table-cell/>
          <table:table-cell table:style-name="Tabela5.E9" table:number-columns-spanned="4" office:value-type="float" office:value="2">
            <text:p text:style-name="P5">2</text:p>
          </table:table-cell>
          <table:covered-table-cell/>
          <table:covered-table-cell/>
          <table:covered-table-cell/>
          <table:table-cell table:style-name="Tabela5.I9" table:number-columns-spanned="4" office:value-type="float" office:value="1">
            <text:p text:style-name="P5">1</text:p>
          </table:table-cell>
          <table:covered-table-cell/>
          <table:covered-table-cell/>
          <table:covered-table-cell/>
          <table:table-cell table:style-name="Tabela5.M9" table:number-columns-spanned="4" office:value-type="float" office:value="0">
            <text:p text:style-name="P5">0</text:p>
          </table:table-cell>
          <table:covered-table-cell/>
          <table:covered-table-cell/>
          <table:covered-table-cell/>
          <table:table-cell table:style-name="Tabela5.Q9" table:number-columns-spanned="4" office:value-type="float" office:value="8">
            <text:p text:style-name="P5">8</text:p>
          </table:table-cell>
          <table:covered-table-cell/>
          <table:covered-table-cell/>
          <table:covered-table-cell/>
          <table:table-cell table:style-name="Tabela5.U9" table:number-columns-spanned="4" office:value-type="float" office:value="0">
            <text:p text:style-name="P5">0</text:p>
          </table:table-cell>
          <table:covered-table-cell/>
          <table:covered-table-cell/>
          <table:covered-table-cell/>
          <table:table-cell table:style-name="Tabela5.Y9" table:number-columns-spanned="4" office:value-type="float" office:value="2">
            <text:p text:style-name="P5">2</text:p>
          </table:table-cell>
          <table:covered-table-cell/>
          <table:covered-table-cell/>
          <table:covered-table-cell/>
          <table:table-cell table:style-name="Tabela5.c9" table:number-columns-spanned="4" office:value-type="float" office:value="0">
            <text:p text:style-name="P5">0</text:p>
          </table:table-cell>
          <table:covered-table-cell/>
          <table:covered-table-cell/>
          <table:covered-table-cell/>
        </table:table-row>
        <table:table-row table:style-name="TableLine280401704">
          <table:table-cell table:style-name="Tabela5.A10" table:number-columns-spanned="32" office:value-type="string">
            <text:p text:style-name="P34"><text:span text:style-name="T1">b. 0000 0001 0100 1011 0100 1000 0010 0010</text:span><text:span text:style-name="T4">do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0401992">
          <table:table-cell table:style-name="Tabela5.A11" table:number-columns-spanned="16" office:value-type="string">
            <text:p text:style-name="P84">sub $t2, $t2, $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Q11" table:number-columns-spanned="16" office:value-type="string">
            <text:p text:style-name="P80"><text:span text:style-name="T58">R[rd] = R[rs] - R[rt] </text:span><text:span text:style-name="T59">(</text:span>0/22<text:span text:style-name="T3">hex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0402424">
          <table:table-cell table:style-name="Tabela5.A12" table:number-columns-spanned="6" office:value-type="string">
            <text:p text:style-name="P13"><text:span text:style-name="T41">0x0</text:span>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12" table:number-columns-spanned="5" office:value-type="string">
            <text:p text:style-name="P14">10</text:p>
          </table:table-cell>
          <table:covered-table-cell/>
          <table:covered-table-cell/>
          <table:covered-table-cell/>
          <table:covered-table-cell/>
          <table:table-cell table:style-name="Tabela5.L12" table:number-columns-spanned="5" office:value-type="float" office:value="10">
            <text:p text:style-name="P14">10</text:p>
          </table:table-cell>
          <table:covered-table-cell/>
          <table:covered-table-cell/>
          <table:covered-table-cell/>
          <table:covered-table-cell/>
          <table:table-cell table:style-name="Tabela5.Q12" table:number-columns-spanned="5" office:value-type="float" office:value="10">
            <text:p text:style-name="P14">10</text:p>
          </table:table-cell>
          <table:covered-table-cell/>
          <table:covered-table-cell/>
          <table:covered-table-cell/>
          <table:covered-table-cell/>
          <table:table-cell table:style-name="Tabela5.V12" table:number-columns-spanned="5" office:value-type="float" office:value="0">
            <text:p text:style-name="P14">0</text:p>
          </table:table-cell>
          <table:covered-table-cell/>
          <table:covered-table-cell/>
          <table:covered-table-cell/>
          <table:covered-table-cell/>
          <table:table-cell table:style-name="Tabela5.a12" table:number-columns-spanned="6" office:value-type="string">
            <text:p text:style-name="P14"><text:span text:style-name="T44">(</text:span><text:span text:style-name="T43">0x22</text:span><text:span text:style-name="T4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0403432">
          <table:table-cell table:style-name="Tabela5.A13" office:value-type="float" office:value="0">
            <text:p text:style-name="P8">0</text:p>
          </table:table-cell>
          <table:table-cell table:style-name="Tabela5.B13" office:value-type="float" office:value="0">
            <text:p text:style-name="P8">0</text:p>
          </table:table-cell>
          <table:table-cell table:style-name="Tabela5.C13" office:value-type="float" office:value="0">
            <text:p text:style-name="P8">0</text:p>
          </table:table-cell>
          <table:table-cell table:style-name="Tabela5.D13" office:value-type="float" office:value="0">
            <text:p text:style-name="P8">0</text:p>
          </table:table-cell>
          <table:table-cell table:style-name="Tabela5.E13" office:value-type="float" office:value="0">
            <text:p text:style-name="P8">0</text:p>
          </table:table-cell>
          <table:table-cell table:style-name="Tabela5.F13" office:value-type="float" office:value="0">
            <text:p text:style-name="P8">0</text:p>
          </table:table-cell>
          <table:table-cell table:style-name="Tabela5.G13" office:value-type="float" office:value="0">
            <text:p text:style-name="P8">0</text:p>
          </table:table-cell>
          <table:table-cell table:style-name="Tabela5.H13" office:value-type="float" office:value="1">
            <text:p text:style-name="P8">1</text:p>
          </table:table-cell>
          <table:table-cell table:style-name="Tabela5.I13" office:value-type="float" office:value="0">
            <text:p text:style-name="P8">0</text:p>
          </table:table-cell>
          <table:table-cell table:style-name="Tabela5.J13" office:value-type="float" office:value="1">
            <text:p text:style-name="P8">1</text:p>
          </table:table-cell>
          <table:table-cell table:style-name="Tabela5.K13" office:value-type="float" office:value="0">
            <text:p text:style-name="P8">0</text:p>
          </table:table-cell>
          <table:table-cell table:style-name="Tabela5.L13" office:value-type="float" office:value="0">
            <text:p text:style-name="P8">0</text:p>
          </table:table-cell>
          <table:table-cell table:style-name="Tabela5.M13" office:value-type="float" office:value="1">
            <text:p text:style-name="P8">1</text:p>
          </table:table-cell>
          <table:table-cell table:style-name="Tabela5.N13" office:value-type="float" office:value="0">
            <text:p text:style-name="P8">0</text:p>
          </table:table-cell>
          <table:table-cell table:style-name="Tabela5.O13" office:value-type="float" office:value="1">
            <text:p text:style-name="P8">1</text:p>
          </table:table-cell>
          <table:table-cell table:style-name="Tabela5.P13" office:value-type="float" office:value="1">
            <text:p text:style-name="P8">1</text:p>
          </table:table-cell>
          <table:table-cell table:style-name="Tabela5.Q13" office:value-type="float" office:value="0">
            <text:p text:style-name="P8">0</text:p>
          </table:table-cell>
          <table:table-cell table:style-name="Tabela5.R13" office:value-type="float" office:value="1">
            <text:p text:style-name="P8">1</text:p>
          </table:table-cell>
          <table:table-cell table:style-name="Tabela5.S13" office:value-type="float" office:value="0">
            <text:p text:style-name="P8">0</text:p>
          </table:table-cell>
          <table:table-cell table:style-name="Tabela5.T13" office:value-type="float" office:value="0">
            <text:p text:style-name="P8">0</text:p>
          </table:table-cell>
          <table:table-cell table:style-name="Tabela5.U13" office:value-type="float" office:value="1">
            <text:p text:style-name="P8">1</text:p>
          </table:table-cell>
          <table:table-cell table:style-name="Tabela5.V13" office:value-type="float" office:value="0">
            <text:p text:style-name="P8">0</text:p>
          </table:table-cell>
          <table:table-cell table:style-name="Tabela5.W13" office:value-type="float" office:value="0">
            <text:p text:style-name="P8">0</text:p>
          </table:table-cell>
          <table:table-cell table:style-name="Tabela5.X13" office:value-type="float" office:value="0">
            <text:p text:style-name="P8">0</text:p>
          </table:table-cell>
          <table:table-cell table:style-name="Tabela5.Y13" office:value-type="float" office:value="0">
            <text:p text:style-name="P8">0</text:p>
          </table:table-cell>
          <table:table-cell table:style-name="Tabela5.Z13" office:value-type="float" office:value="0">
            <text:p text:style-name="P8">0</text:p>
          </table:table-cell>
          <table:table-cell table:style-name="Tabela5.a13" office:value-type="float" office:value="1">
            <text:p text:style-name="P8">1</text:p>
          </table:table-cell>
          <table:table-cell table:style-name="Tabela5.b13" office:value-type="float" office:value="0">
            <text:p text:style-name="P8">0</text:p>
          </table:table-cell>
          <table:table-cell table:style-name="Tabela5.c13" office:value-type="float" office:value="0">
            <text:p text:style-name="P8">0</text:p>
          </table:table-cell>
          <table:table-cell table:style-name="Tabela5.d13" office:value-type="float" office:value="0">
            <text:p text:style-name="P8">0</text:p>
          </table:table-cell>
          <table:table-cell table:style-name="Tabela5.e13" office:value-type="float" office:value="1">
            <text:p text:style-name="P8">1</text:p>
          </table:table-cell>
          <table:table-cell table:style-name="Tabela5.f13" office:value-type="float" office:value="0">
            <text:p text:style-name="P8">0</text:p>
          </table:table-cell>
        </table:table-row>
        <table:table-row table:style-name="TableLine279428712">
          <table:table-cell table:style-name="Tabela5.A14" table:number-columns-spanned="4" office:value-type="float" office:value="0">
            <text:p text:style-name="P7">0</text:p>
          </table:table-cell>
          <table:covered-table-cell/>
          <table:covered-table-cell/>
          <table:covered-table-cell/>
          <table:table-cell table:style-name="Tabela5.E14" table:number-columns-spanned="4" office:value-type="float" office:value="1">
            <text:p text:style-name="P7">1</text:p>
          </table:table-cell>
          <table:covered-table-cell/>
          <table:covered-table-cell/>
          <table:covered-table-cell/>
          <table:table-cell table:style-name="Tabela5.I14" table:number-columns-spanned="4" office:value-type="float" office:value="6">
            <text:p text:style-name="P7">6</text:p>
          </table:table-cell>
          <table:covered-table-cell/>
          <table:covered-table-cell/>
          <table:covered-table-cell/>
          <table:table-cell table:style-name="Tabela5.M14" table:number-columns-spanned="4" office:value-type="string">
            <text:p text:style-name="P7">B</text:p>
          </table:table-cell>
          <table:covered-table-cell/>
          <table:covered-table-cell/>
          <table:covered-table-cell/>
          <table:table-cell table:style-name="Tabela5.Q14" table:number-columns-spanned="4" office:value-type="string">
            <text:p text:style-name="P7">6</text:p>
          </table:table-cell>
          <table:covered-table-cell/>
          <table:covered-table-cell/>
          <table:covered-table-cell/>
          <table:table-cell table:style-name="Tabela5.U14" table:number-columns-spanned="4" office:value-type="float" office:value="8">
            <text:p text:style-name="P7">8</text:p>
          </table:table-cell>
          <table:covered-table-cell/>
          <table:covered-table-cell/>
          <table:covered-table-cell/>
          <table:table-cell table:style-name="Tabela5.Y14" table:number-columns-spanned="4" office:value-type="float" office:value="2">
            <text:p text:style-name="P7">2</text:p>
          </table:table-cell>
          <table:covered-table-cell/>
          <table:covered-table-cell/>
          <table:covered-table-cell/>
          <table:table-cell table:style-name="Tabela5.c14" table:number-columns-spanned="4" office:value-type="float" office:value="2">
            <text:p text:style-name="P7">2</text:p>
          </table:table-cell>
          <table:covered-table-cell/>
          <table:covered-table-cell/>
          <table:covered-table-cell/>
        </table:table-row>
      </table:table>
      <text:p text:style-name="P38"/>
      <text:p text:style-name="P38"/>
      <text:p text:style-name="P38"/>
      <text:p text:style-name="P28"><text:soft-page-break/>2.10.1 [5] &lt;2.5&gt; Para essas entradas binárias, que instrução elas representam?</text:p>
      <text:p text:style-name="P28"/>
      <text:p text:style-name="P45">a) <text:span text:style-name="T16">Esta entrada binária r</text:span>epresenta uma operação <text:span text:style-name="T15">add</text:span><text:span text:style-name="T17">.</text:span></text:p>
      <text:p text:style-name="P54"/>
      <text:p text:style-name="P53">b) <text:span text:style-name="T16">Esta entrada binária r</text:span>epresenta uma operação <text:span text:style-name="T15">sub</text:span>.</text:p>
      <text:p text:style-name="P28"/>
      <text:p text:style-name="P28">2.10.2 [5] &lt;2.5&gt; Que tipo de instrução (tipo I, tipo R) as mesmas entradas binárias representam?</text:p>
      <text:p text:style-name="P42"/>
      <text:p text:style-name="P46">a) <text:span text:style-name="T20">É classificada como uma instrução do tipo R.</text:span></text:p>
      <text:p text:style-name="P46"/>
      <text:p text:style-name="P46">b) <text:span text:style-name="T20">Também é classificada como uma instrução do tipo R.</text:span></text:p>
      <text:p text:style-name="P28"/>
      <text:p text:style-name="P28">2.10.3 [5] &lt;2.4, 2.5&gt; Se as entradas binárias anteriores fossem bits de dados, que número elas representariam em hexadecimal?</text:p>
      <text:p text:style-name="P28"/>
      <text:p text:style-name="P47">a) 0x<text:span text:style-name="T19">02108020</text:span></text:p>
      <text:p text:style-name="P47"/>
      <text:p text:style-name="P47">b) <text:span text:style-name="T19">0x016B6822</text:span></text:p>
      <text:p text:style-name="P28"/>
      <text:p text:style-name="P28">__________________________________________________________________</text:p>
      <text:p text:style-name="P28"/>
      <text:p text:style-name="P28"/>
      <text:p text:style-name="P28">Nos problemas a seguir, a tabela de dados contém instruções MIPS. Você deverá traduzir as entradas para os bits do opcode e determinar qual é o formato da instrução MIPS. </text:p>
      <text:p text:style-name="P28"/>
      <text:p text:style-name="P28">a. addi $t0, $t0, 0 </text:p>
      <text:p text:style-name="P40"><text:span text:style-name="T9">b. sw $t1, 32($t2)</text:span> </text:p>
      <text:p text:style-name="P37"/>
      <text:p text:style-name="P38"/>
      <table:table table:name="Tabela6" table:style-name="Tabela6">
        <table:table-column table:style-name="Tabela6.A"/>
        <table:table-column table:style-name="Tabela6.B" table:number-columns-repeated="4"/>
        <table:table-column table:style-name="Tabela6.F"/>
        <table:table-column table:style-name="Tabela6.B" table:number-columns-repeated="3"/>
        <table:table-column table:style-name="Tabela6.J"/>
        <table:table-column table:style-name="Tabela6.B" table:number-columns-repeated="2"/>
        <table:table-column table:style-name="Tabela6.M"/>
        <table:table-column table:style-name="Tabela6.N"/>
        <table:table-column table:style-name="Tabela6.B"/>
        <table:table-column table:style-name="Tabela6.F"/>
        <table:table-column table:style-name="Tabela6.B"/>
        <table:table-column table:style-name="Tabela6.J"/>
        <table:table-column table:style-name="Tabela6.B" table:number-columns-repeated="7"/>
        <table:table-column table:style-name="Tabela6.N"/>
        <table:table-column table:style-name="Tabela6.a"/>
        <table:table-column table:style-name="Tabela6.M"/>
        <table:table-column table:style-name="Tabela6.B" table:number-columns-repeated="3"/>
        <table:table-column table:style-name="Tabela6.f"/>
        <table:table-row table:style-name="TableLine455268032">
          <table:table-cell table:style-name="Tabela6.A1" table:number-columns-spanned="6" office:value-type="string">
            <text:p text:style-name="P3">R Op (6 bit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G1" table:number-columns-spanned="5" office:value-type="string">
            <text:p text:style-name="P2">Rs (5 bits)</text:p>
          </table:table-cell>
          <table:covered-table-cell/>
          <table:covered-table-cell/>
          <table:covered-table-cell/>
          <table:covered-table-cell/>
          <table:table-cell table:style-name="Tabela6.G1" table:number-columns-spanned="5" office:value-type="string">
            <text:p text:style-name="P2">Rt (5 bits)</text:p>
          </table:table-cell>
          <table:covered-table-cell/>
          <table:covered-table-cell/>
          <table:covered-table-cell/>
          <table:covered-table-cell/>
          <table:table-cell table:style-name="Tabela6.G1" table:number-columns-spanned="5" office:value-type="string">
            <text:p text:style-name="P2">Rd (5 bits)</text:p>
          </table:table-cell>
          <table:covered-table-cell/>
          <table:covered-table-cell/>
          <table:covered-table-cell/>
          <table:covered-table-cell/>
          <table:table-cell table:style-name="Tabela6.V1" table:number-columns-spanned="5" office:value-type="string">
            <text:p text:style-name="P2">Shamt (5 bits)</text:p>
          </table:table-cell>
          <table:covered-table-cell/>
          <table:covered-table-cell/>
          <table:covered-table-cell/>
          <table:covered-table-cell/>
          <table:table-cell table:style-name="Tabela6.a1" table:number-columns-spanned="6" office:value-type="string">
            <text:p text:style-name="P2">Funct (6 bit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9430872">
          <table:table-cell table:style-name="Tabela6.A2" table:number-columns-spanned="6" office:value-type="string">
            <text:p text:style-name="P2">I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G2" table:number-columns-spanned="5" office:value-type="string">
            <text:p text:style-name="P2">Rs</text:p>
          </table:table-cell>
          <table:covered-table-cell/>
          <table:covered-table-cell/>
          <table:covered-table-cell/>
          <table:covered-table-cell/>
          <table:table-cell table:style-name="Tabela6.G2" table:number-columns-spanned="5" office:value-type="string">
            <text:p text:style-name="P2">Rt</text:p>
          </table:table-cell>
          <table:covered-table-cell/>
          <table:covered-table-cell/>
          <table:covered-table-cell/>
          <table:covered-table-cell/>
          <table:table-cell table:style-name="Tabela6.Q2" table:number-columns-spanned="16" office:value-type="string">
            <text:p text:style-name="P2">Endereço (1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3">
          <table:table-cell table:style-name="Tabela6.A2" table:number-columns-spanned="6" office:value-type="string">
            <text:p text:style-name="P2">J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Q2" table:number-columns-spanned="26" office:value-type="string">
            <text:p text:style-name="P2">Endereço (2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4">
          <table:table-cell table:style-name="Tabela6.A4" table:number-columns-spanned="32" office:value-type="string">
            <text:p text:style-name="P59">a. 0010 0001 0000 1000 0000 0000 0000 0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4">
          <table:table-cell table:style-name="Tabela6.A5" table:number-columns-spanned="16" office:value-type="string">
            <text:p text:style-name="P55">a. addi $t0 ,$t0 ,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5" table:number-columns-spanned="16" office:value-type="string">
            <text:p text:style-name="P82">R[rt] = R[rs] + SignExtImm (8<text:span text:style-name="T3">hex</text:span><text:span text:style-name="T61">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9432600">
          <table:table-cell table:style-name="Tabela6.A6" table:number-columns-spanned="6" office:value-type="string">
            <text:p text:style-name="P11"><text:span text:style-name="T42">0x0</text:span>8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G6" table:number-columns-spanned="5" office:value-type="float" office:value="8">
            <text:p text:style-name="P21">8</text:p>
          </table:table-cell>
          <table:covered-table-cell/>
          <table:covered-table-cell/>
          <table:covered-table-cell/>
          <table:covered-table-cell/>
          <table:table-cell table:style-name="Tabela6.L6" table:number-columns-spanned="5" office:value-type="float" office:value="8">
            <text:p text:style-name="P21">8</text:p>
          </table:table-cell>
          <table:covered-table-cell/>
          <table:covered-table-cell/>
          <table:covered-table-cell/>
          <table:covered-table-cell/>
          <table:table-cell table:style-name="Tabela6.Q6" table:number-columns-spanned="16" office:value-type="string">
            <text:p text:style-name="P21"><text:span text:style-name="T28">0x</text:span><text:span text:style-name="T27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7">
          <table:table-cell table:style-name="Tabela6.A7" office:value-type="float" office:value="0">
            <text:p text:style-name="P15">0</text:p>
          </table:table-cell>
          <table:table-cell table:style-name="Tabela6.B7" office:value-type="float" office:value="0">
            <text:p text:style-name="P15">0</text:p>
          </table:table-cell>
          <table:table-cell table:style-name="Tabela6.C7" office:value-type="float" office:value="1">
            <text:p text:style-name="P15">1</text:p>
          </table:table-cell>
          <table:table-cell table:style-name="Tabela6.D7" office:value-type="float" office:value="0">
            <text:p text:style-name="P15">0</text:p>
          </table:table-cell>
          <table:table-cell table:style-name="Tabela6.E7" office:value-type="float" office:value="0">
            <text:p text:style-name="P15">0</text:p>
          </table:table-cell>
          <table:table-cell table:style-name="Tabela6.F7" office:value-type="float" office:value="0">
            <text:p text:style-name="P15">0</text:p>
          </table:table-cell>
          <table:table-cell table:style-name="Tabela6.G7" office:value-type="float" office:value="0">
            <text:p text:style-name="P16">0</text:p>
          </table:table-cell>
          <table:table-cell table:style-name="Tabela6.H7" office:value-type="float" office:value="1">
            <text:p text:style-name="P16">1</text:p>
          </table:table-cell>
          <table:table-cell table:style-name="Tabela6.I7" office:value-type="float" office:value="0">
            <text:p text:style-name="P16">0</text:p>
          </table:table-cell>
          <table:table-cell table:style-name="Tabela6.J7" office:value-type="float" office:value="0">
            <text:p text:style-name="P16">0</text:p>
          </table:table-cell>
          <table:table-cell table:style-name="Tabela6.K7" office:value-type="float" office:value="0">
            <text:p text:style-name="P16">0</text:p>
          </table:table-cell>
          <table:table-cell table:style-name="Tabela6.L7" office:value-type="float" office:value="0">
            <text:p text:style-name="P16">0</text:p>
          </table:table-cell>
          <table:table-cell table:style-name="Tabela6.M7" office:value-type="float" office:value="1">
            <text:p text:style-name="P16">1</text:p>
          </table:table-cell>
          <table:table-cell table:style-name="Tabela6.N7" office:value-type="float" office:value="0">
            <text:p text:style-name="P16">0</text:p>
          </table:table-cell>
          <table:table-cell table:style-name="Tabela6.O7" office:value-type="float" office:value="0">
            <text:p text:style-name="P16">0</text:p>
          </table:table-cell>
          <table:table-cell table:style-name="Tabela6.P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Q7" office:value-type="float" office:value="0">
            <text:p text:style-name="P16">0</text:p>
          </table:table-cell>
          <table:table-cell table:style-name="Tabela6.e7" office:value-type="float" office:value="0">
            <text:p text:style-name="P16">0</text:p>
          </table:table-cell>
          <table:table-cell table:style-name="Tabela6.f7" office:value-type="float" office:value="0">
            <text:p text:style-name="P16">0</text:p>
          </table:table-cell>
        </table:table-row>
        <table:table-row table:style-name="TableLine280467240">
          <table:table-cell table:style-name="Tabela6.A8" table:number-columns-spanned="4" office:value-type="float" office:value="2">
            <text:p text:style-name="P43">2</text:p>
          </table:table-cell>
          <table:covered-table-cell/>
          <table:covered-table-cell/>
          <table:covered-table-cell/>
          <table:table-cell table:style-name="Tabela6.E8" table:number-columns-spanned="4" office:value-type="float" office:value="1">
            <text:p text:style-name="P22">1</text:p>
          </table:table-cell>
          <table:covered-table-cell/>
          <table:covered-table-cell/>
          <table:covered-table-cell/>
          <table:table-cell table:style-name="Tabela6.I8" table:number-columns-spanned="4" office:value-type="float" office:value="0">
            <text:p text:style-name="P22">0</text:p>
          </table:table-cell>
          <table:covered-table-cell/>
          <table:covered-table-cell/>
          <table:covered-table-cell/>
          <table:table-cell table:style-name="Tabela6.M8" table:number-columns-spanned="4" office:value-type="float" office:value="8">
            <text:p text:style-name="P22">8</text:p>
          </table:table-cell>
          <table:covered-table-cell/>
          <table:covered-table-cell/>
          <table:covered-table-cell/>
          <table:table-cell table:style-name="Tabela6.Q8" table:number-columns-spanned="4" office:value-type="float" office:value="0">
            <text:p text:style-name="P22">0</text:p>
          </table:table-cell>
          <table:covered-table-cell/>
          <table:covered-table-cell/>
          <table:covered-table-cell/>
          <table:table-cell table:style-name="Tabela6.U8" table:number-columns-spanned="4" office:value-type="float" office:value="0">
            <text:p text:style-name="P22">0</text:p>
          </table:table-cell>
          <table:covered-table-cell/>
          <table:covered-table-cell/>
          <table:covered-table-cell/>
          <table:table-cell table:style-name="Tabela6.Y8" table:number-columns-spanned="4" office:value-type="float" office:value="0">
            <text:p text:style-name="P22">0</text:p>
          </table:table-cell>
          <table:covered-table-cell/>
          <table:covered-table-cell/>
          <table:covered-table-cell/>
          <table:table-cell table:style-name="Tabela6.c8" table:number-columns-spanned="4" office:value-type="float" office:value="0">
            <text:p text:style-name="P22">0</text:p>
          </table:table-cell>
          <table:covered-table-cell/>
          <table:covered-table-cell/>
          <table:covered-table-cell/>
        </table:table-row>
        <table:table-row table:style-name="TableLine280468536">
          <table:table-cell table:style-name="Tabela6.A9" table:number-columns-spanned="32" office:value-type="string">
            <text:p text:style-name="P60">b. <text:span text:style-name="T13">1010 1101 0010 1000 0000 0000 0010 00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0468824">
          <table:table-cell table:style-name="Tabela6.A10" table:number-columns-spanned="16" office:value-type="string">
            <text:p text:style-name="P4">b. sw $t1, 32($t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10" table:number-columns-spanned="16" office:value-type="string">
            <text:p text:style-name="P83">M[R[rs]+SignExtImm] = R[rt] (2b<text:span text:style-name="T3">hex</text:span><text:span text:style-name="T62">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0469256">
          <table:table-cell table:style-name="Tabela6.A11" table:number-columns-spanned="6" office:value-type="string">
            <text:p text:style-name="P77">0x2B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G11" table:number-columns-spanned="5" office:value-type="string">
            <text:p text:style-name="P23">9</text:p>
          </table:table-cell>
          <table:covered-table-cell/>
          <table:covered-table-cell/>
          <table:covered-table-cell/>
          <table:covered-table-cell/>
          <table:table-cell table:style-name="Tabela6.L11" table:number-columns-spanned="5" office:value-type="string">
            <text:p text:style-name="P25">8</text:p>
          </table:table-cell>
          <table:covered-table-cell/>
          <table:covered-table-cell/>
          <table:covered-table-cell/>
          <table:covered-table-cell/>
          <table:table-cell table:style-name="Tabela6.Q11" table:number-columns-spanned="16" office:value-type="string">
            <text:p text:style-name="P25"><text:span text:style-name="T39">0x1000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3">
          <table:table-cell table:style-name="Tabela6.A12" office:value-type="float" office:value="1">
            <text:p text:style-name="P17">1</text:p>
          </table:table-cell>
          <table:table-cell table:style-name="Tabela6.B12" office:value-type="float" office:value="0">
            <text:p text:style-name="P17">0</text:p>
          </table:table-cell>
          <table:table-cell table:style-name="Tabela6.C12" office:value-type="float" office:value="1">
            <text:p text:style-name="P17">1</text:p>
          </table:table-cell>
          <table:table-cell table:style-name="Tabela6.D12" office:value-type="float" office:value="0">
            <text:p text:style-name="P17">0</text:p>
          </table:table-cell>
          <table:table-cell table:style-name="Tabela6.E12" office:value-type="float" office:value="1">
            <text:p text:style-name="P17">1</text:p>
          </table:table-cell>
          <table:table-cell table:style-name="Tabela6.F12" office:value-type="float" office:value="1">
            <text:p text:style-name="P17">1</text:p>
          </table:table-cell>
          <table:table-cell table:style-name="Tabela6.G12" office:value-type="float" office:value="0">
            <text:p text:style-name="P18">0</text:p>
          </table:table-cell>
          <table:table-cell table:style-name="Tabela6.H12" office:value-type="float" office:value="1">
            <text:p text:style-name="P20">1</text:p>
          </table:table-cell>
          <table:table-cell table:style-name="Tabela6.I12" office:value-type="float" office:value="0">
            <text:p text:style-name="P20">0</text:p>
          </table:table-cell>
          <table:table-cell table:style-name="Tabela6.J12" office:value-type="float" office:value="0">
            <text:p text:style-name="P18">0</text:p>
          </table:table-cell>
          <table:table-cell table:style-name="Tabela6.K12" office:value-type="float" office:value="1">
            <text:p text:style-name="P18">1</text:p>
          </table:table-cell>
          <table:table-cell table:style-name="Tabela6.L12" office:value-type="float" office:value="0">
            <text:p text:style-name="P19">0</text:p>
          </table:table-cell>
          <table:table-cell table:style-name="Tabela6.M12" office:value-type="float" office:value="1">
            <text:p text:style-name="P19">1</text:p>
          </table:table-cell>
          <table:table-cell table:style-name="Tabela6.N12" office:value-type="float" office:value="0">
            <text:p text:style-name="P19">0</text:p>
          </table:table-cell>
          <table:table-cell table:style-name="Tabela6.O12" office:value-type="float" office:value="0">
            <text:p text:style-name="P19">0</text:p>
          </table:table-cell>
          <table:table-cell table:style-name="Tabela6.P12" office:value-type="float" office:value="0">
            <text:p text:style-name="P19">0</text:p>
          </table:table-cell>
          <table:table-cell table:style-name="Tabela6.Q12" office:value-type="float" office:value="0">
            <text:p text:style-name="P19">0</text:p>
          </table:table-cell>
          <table:table-cell table:style-name="Tabela6.R12" office:value-type="float" office:value="0">
            <text:p text:style-name="P19">0</text:p>
          </table:table-cell>
          <table:table-cell table:style-name="Tabela6.S12" office:value-type="float" office:value="0">
            <text:p text:style-name="P19">0</text:p>
          </table:table-cell>
          <table:table-cell table:style-name="Tabela6.T12" office:value-type="float" office:value="0">
            <text:p text:style-name="P19">0</text:p>
          </table:table-cell>
          <table:table-cell table:style-name="Tabela6.U12" office:value-type="float" office:value="0">
            <text:p text:style-name="P19">0</text:p>
          </table:table-cell>
          <table:table-cell table:style-name="Tabela6.V12" office:value-type="float" office:value="0">
            <text:p text:style-name="P19">0</text:p>
          </table:table-cell>
          <table:table-cell table:style-name="Tabela6.W12" office:value-type="float" office:value="0">
            <text:p text:style-name="P19">0</text:p>
          </table:table-cell>
          <table:table-cell table:style-name="Tabela6.X12" office:value-type="float" office:value="0">
            <text:p text:style-name="P19">0</text:p>
          </table:table-cell>
          <table:table-cell table:style-name="Tabela6.Y12" office:value-type="float" office:value="0">
            <text:p text:style-name="P19">0</text:p>
          </table:table-cell>
          <table:table-cell table:style-name="Tabela6.Z12" office:value-type="float" office:value="0">
            <text:p text:style-name="P19">0</text:p>
          </table:table-cell>
          <table:table-cell table:style-name="Tabela6.a12" office:value-type="float" office:value="1">
            <text:p text:style-name="P19">1</text:p>
          </table:table-cell>
          <table:table-cell table:style-name="Tabela6.b12" office:value-type="float" office:value="0">
            <text:p text:style-name="P19">0</text:p>
          </table:table-cell>
          <table:table-cell table:style-name="Tabela6.c12" office:value-type="float" office:value="0">
            <text:p text:style-name="P19">0</text:p>
          </table:table-cell>
          <table:table-cell table:style-name="Tabela6.d12" office:value-type="float" office:value="0">
            <text:p text:style-name="P19">0</text:p>
          </table:table-cell>
          <table:table-cell table:style-name="Tabela6.e12" office:value-type="float" office:value="0">
            <text:p text:style-name="P19">0</text:p>
          </table:table-cell>
          <table:table-cell table:style-name="Tabela6.f12" office:value-type="float" office:value="0">
            <text:p text:style-name="P19">0</text:p>
          </table:table-cell>
        </table:table-row>
        <table:table-row table:style-name="TableLine280475144">
          <table:table-cell table:style-name="Tabela6.A13" table:number-columns-spanned="4" office:value-type="string">
            <text:p text:style-name="P27">A</text:p>
          </table:table-cell>
          <table:covered-table-cell/>
          <table:covered-table-cell/>
          <table:covered-table-cell/>
          <table:table-cell table:style-name="Tabela6.E13" table:number-columns-spanned="4" office:value-type="string">
            <text:p text:style-name="P24">D</text:p>
          </table:table-cell>
          <table:covered-table-cell/>
          <table:covered-table-cell/>
          <table:covered-table-cell/>
          <table:table-cell table:style-name="Tabela6.I13" table:number-columns-spanned="4" office:value-type="float" office:value="2">
            <text:p text:style-name="P26">2</text:p>
          </table:table-cell>
          <table:covered-table-cell/>
          <table:covered-table-cell/>
          <table:covered-table-cell/>
          <table:table-cell table:style-name="Tabela6.M13" table:number-columns-spanned="4" office:value-type="float" office:value="8">
            <text:p text:style-name="P26">8</text:p>
          </table:table-cell>
          <table:covered-table-cell/>
          <table:covered-table-cell/>
          <table:covered-table-cell/>
          <table:table-cell table:style-name="Tabela6.Q13" table:number-columns-spanned="4" office:value-type="string">
            <text:p text:style-name="P26">0</text:p>
          </table:table-cell>
          <table:covered-table-cell/>
          <table:covered-table-cell/>
          <table:covered-table-cell/>
          <table:table-cell table:style-name="Tabela6.U13" table:number-columns-spanned="4" office:value-type="float" office:value="0">
            <text:p text:style-name="P26">0</text:p>
          </table:table-cell>
          <table:covered-table-cell/>
          <table:covered-table-cell/>
          <table:covered-table-cell/>
          <table:table-cell table:style-name="Tabela6.Y13" table:number-columns-spanned="4" office:value-type="float" office:value="2">
            <text:p text:style-name="P26">2</text:p>
          </table:table-cell>
          <table:covered-table-cell/>
          <table:covered-table-cell/>
          <table:covered-table-cell/>
          <table:table-cell table:style-name="Tabela6.c13" table:number-columns-spanned="4" office:value-type="float" office:value="0">
            <text:p text:style-name="P26">0</text:p>
          </table:table-cell>
          <table:covered-table-cell/>
          <table:covered-table-cell/>
          <table:covered-table-cell/>
        </table:table-row>
      </table:table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29">2.10.4 [5] &lt;2.4, 2.5&gt; Mostre a representação hexadecimal dessas instruções.</text:p>
      <text:p text:style-name="P41"/>
      <text:p text:style-name="P44">a) 0x21080000</text:p>
      <text:p text:style-name="P28"/>
      <text:p text:style-name="P44">b) 0x<text:span text:style-name="T14">A</text:span>D280020</text:p>
      <text:p text:style-name="P28"/>
      <text:p text:style-name="P28">2.10.5 [5] &lt;2.5&gt; Que tipo (tipo I, tipo R) essas instruções representam?</text:p>
      <text:p text:style-name="P30"/>
      <text:p text:style-name="P48">a) <text:span text:style-name="T21">Esta instrução é classificada sendo do tipo I.</text:span></text:p>
      <text:p text:style-name="P48"/>
      <text:p text:style-name="P48">b) <text:span text:style-name="T22">Esta instrução também é classificada sendo do tipo I.</text:span></text:p>
      <text:p text:style-name="P28"/>
      <text:p text:style-name="P28">2.10.6 [5] &lt;2.5&gt; Qual é a representação binária e hexadecimal dos campos opcode, Rs e Rt nessa instrução? Para as instruções de tipo R, qual é a representação hexadecimal dos campos Rd e funct? Para as instruções de tipo I, qual é a representação hexadecimal do campo imediato?</text:p>
      <text:p text:style-name="P28"/>
      <text:p text:style-name="P68">Tabela 1 – <text:span text:style-name="T46">TIPO R</text:span></text:p>
      <text:p text:style-name="P69">a)</text:p>
      <text:p text:style-name="P61">opcode 00<text:span text:style-name="T47">0</text:span>000<text:span text:style-name="T3">bin </text:span><text:span text:style-name="T27"><text:s/>→ 0x</text:span><text:span text:style-name="T29">0</text:span><text:span text:style-name="T27">0</text:span><text:span text:style-name="T3">hex</text:span></text:p>
      <text:p text:style-name="P61">rs <text:span text:style-name="T47">1</text:span>0000<text:span text:style-name="T3">bin </text:span><text:span text:style-name="T27"><text:s/>→ 0x</text:span><text:span text:style-name="T29">1</text:span><text:span text:style-name="T27">0</text:span><text:span text:style-name="T3">hex</text:span></text:p>
      <text:p text:style-name="P62">r<text:span text:style-name="T45">t</text:span> <text:span text:style-name="T48">1</text:span><text:span text:style-name="T53">0</text:span>000<text:span text:style-name="T3">bin </text:span><text:span text:style-name="T27"><text:s/>→ 0x</text:span><text:span text:style-name="T30">1</text:span><text:span text:style-name="T27">0</text:span><text:span text:style-name="T3">hex</text:span></text:p>
      <text:p text:style-name="P62">r<text:span text:style-name="T45">d </text:span><text:span text:style-name="T27">0x</text:span><text:span text:style-name="T30">1</text:span><text:span text:style-name="T27">0</text:span><text:span text:style-name="T3">hex</text:span></text:p>
      <text:p text:style-name="P62"><text:span text:style-name="T45">funct</text:span><text:span text:style-name="T27"> 0x</text:span><text:span text:style-name="T30">2</text:span><text:span text:style-name="T27">0</text:span><text:span text:style-name="T3">hex</text:span></text:p>
      <text:p text:style-name="P49"/>
      <text:p text:style-name="P69">b)</text:p>
      <text:p text:style-name="P63">opcode 00<text:span text:style-name="T47">0</text:span>000<text:span text:style-name="T3">bin </text:span><text:span text:style-name="T27"><text:s/>→ 0x</text:span><text:span text:style-name="T29">0</text:span><text:span text:style-name="T27">0</text:span><text:span text:style-name="T3">hex</text:span></text:p>
      <text:p text:style-name="P63">rs <text:span text:style-name="T49">01</text:span>0<text:span text:style-name="T49">1</text:span>0<text:span text:style-name="T3">bin </text:span><text:span text:style-name="T27"><text:s/>→ 0x</text:span><text:span text:style-name="T32">0A</text:span><text:span text:style-name="T3">hex</text:span></text:p>
      <text:p text:style-name="P64">r<text:span text:style-name="T45">t</text:span> <text:span text:style-name="T49">01</text:span>0<text:span text:style-name="T49">1</text:span>0<text:span text:style-name="T3">bin </text:span><text:span text:style-name="T27"><text:s/>→ 0x</text:span><text:span text:style-name="T32">0A</text:span><text:span text:style-name="T3">hex</text:span></text:p>
      <text:p text:style-name="P64">r<text:span text:style-name="T45">d</text:span><text:span text:style-name="T27"> 0x</text:span><text:span text:style-name="T32">0A</text:span><text:span text:style-name="T3">hex</text:span></text:p>
      <text:p text:style-name="P63"><text:span text:style-name="T45">funct</text:span><text:span text:style-name="T27"> 0x</text:span><text:span text:style-name="T30">2</text:span><text:span text:style-name="T31">2</text:span><text:span text:style-name="T3">hex</text:span></text:p>
      <text:p text:style-name="P28"/>
      <text:p text:style-name="P68">Tabela 2 – <text:span text:style-name="T18">TIPO I</text:span></text:p>
      <text:p text:style-name="P68"><text:span text:style-name="T18"/></text:p>
      <text:p text:style-name="P70"><text:span text:style-name="T50">a</text:span>)</text:p>
      <text:p text:style-name="P65">opcode 00<text:span text:style-name="T51">1</text:span>000<text:span text:style-name="T3">bin </text:span><text:span text:style-name="T27"><text:s/>→ 0x</text:span><text:span text:style-name="T29">0</text:span><text:span text:style-name="T34">8</text:span><text:span text:style-name="T3">hex</text:span></text:p>
      <text:p text:style-name="P65">rs <text:span text:style-name="T51">01</text:span>000<text:span text:style-name="T3">bin </text:span><text:span text:style-name="T27"><text:s/>→ 0x</text:span><text:span text:style-name="T34">08</text:span><text:span text:style-name="T3">hex</text:span></text:p>
      <text:p text:style-name="P72">r<text:span text:style-name="T45">t</text:span> <text:span text:style-name="T51">01</text:span>00<text:span text:style-name="T51">0</text:span><text:span text:style-name="T3">bin </text:span><text:span text:style-name="T27"><text:s/>→ 0x</text:span><text:span text:style-name="T34">08</text:span><text:span text:style-name="T3">hex</text:span></text:p>
      <text:p text:style-name="P74">im <text:span text:style-name="T33">0x</text:span><text:span text:style-name="T34">0</text:span><text:span text:style-name="T6">hex</text:span></text:p>
      <text:p text:style-name="P71"/>
      <text:p text:style-name="P70">b)</text:p>
      <text:p text:style-name="P66">opcode <text:span text:style-name="T52">1</text:span>0<text:span text:style-name="T52">1</text:span>0<text:span text:style-name="T52">11</text:span><text:span text:style-name="T3">bin </text:span><text:span text:style-name="T27"><text:s/>→ 0x</text:span><text:span text:style-name="T35">2B</text:span><text:span text:style-name="T3">hex</text:span></text:p>
      <text:p text:style-name="P66">rs <text:span text:style-name="T53">01</text:span>00<text:span text:style-name="T53">1</text:span><text:span text:style-name="T3">bin </text:span><text:span text:style-name="T27"><text:s/>→ 0x</text:span><text:span text:style-name="T36">09</text:span><text:span text:style-name="T3">hex</text:span></text:p>
      <text:p text:style-name="P73">r<text:span text:style-name="T45">t</text:span> <text:span text:style-name="T54">01000</text:span><text:span text:style-name="T3">bin </text:span><text:span text:style-name="T27"><text:s/>→ 0x</text:span><text:span text:style-name="T37">08</text:span><text:span text:style-name="T3">hex</text:span></text:p>
      <text:p text:style-name="P75">im <text:span text:style-name="T28">100000</text:span><text:span text:style-name="T7">bin </text:span><text:span text:style-name="T33">→ 0x</text:span><text:span text:style-name="T38">20</text:span><text:span text:style-name="T6">hex</text:span></text:p>
      <text:p text:style-name="P28"/>
      <text:p text:style-name="P28"/>
      <text:p text:style-name="P28"><text:soft-page-break/>Exercício 2.16 </text:p>
      <text:p text:style-name="P28">Para estes problemas, a tabela mantém diversos valores binários para o registrador $t0. </text:p>
      <text:p text:style-name="P28">Dado o valor de $t0, você deverá avaliar o resultado de diferentes desvios. </text:p>
      <text:p text:style-name="P28"/>
      <text:p text:style-name="P35"><text:span text:style-name="T1">a. </text:span><text:span text:style-name="T2">$t0 = </text:span><text:span text:style-name="T1">0010 0100 1001 0010 0100 1001 0010 0100</text:span><text:span text:style-name="T4">dois</text:span><text:span text:style-name="T1"> </text:span></text:p>
      <text:p text:style-name="P35"><text:span text:style-name="T1">b. </text:span><text:span text:style-name="T2">$t0 = </text:span><text:span text:style-name="T1">0101 1111 1011 1110 0100 0000 0000 0000</text:span><text:span text:style-name="T4">dois </text:span></text:p>
      <text:p text:style-name="P28"/>
      <text:p text:style-name="P28">2.16.1 [5] &lt;2.7&gt; Suponha que o registrador $t0 contenha um desses valor e $t1 tenha o valor </text:p>
      <text:p text:style-name="P28"/>
      <text:p text:style-name="P35"><text:span text:style-name="T2">$t1 = </text:span><text:span text:style-name="T1">0011 1111 1111 1000 0000 0000 0000 0000</text:span><text:span text:style-name="T5">dois</text:span></text:p>
      <text:p text:style-name="P28"/>
      <text:p text:style-name="P28">Note o resultado da execução de tais instruções em certos registradores. Qual é o valor de $t2 depois das seguintes instruções? </text:p>
      <text:p text:style-name="P28"/>
      <text:p text:style-name="P28"><text:tab/><text:tab/><text:tab/>slt $t2, $t0, $t1</text:p>
      <text:p text:style-name="P28"><text:tab/><text:tab/><text:tab/>beq $t2, $ZERO, ELSE</text:p>
      <text:p text:style-name="P28"><text:tab/><text:tab/><text:tab/>j DONE</text:p>
      <text:p text:style-name="P28">ELSE:<text:tab/>addi $t2, $0, 2</text:p>
      <text:p text:style-name="P28">DONE:</text:p>
      <text:p text:style-name="P28"/>
      <text:p text:style-name="P50">a) <text:span text:style-name="T23">$t2 = 1</text:span></text:p>
      <text:p text:style-name="P50">b) <text:span text:style-name="T23">$t2 = 2</text:span></text:p>
      <text:p text:style-name="P28"/>
      <text:p text:style-name="P28">2.16.4 [5] &lt;2.7&gt; Suponha que o registrador $t0 contenha um valor da tabela anterior. </text:p>
      <text:p text:style-name="P28">Qual é o valor de $t2 após as instruções a seguir? </text:p>
      <text:p text:style-name="P28"/>
      <text:p text:style-name="P28"><text:tab/><text:tab/><text:tab/>slt $t2, $0, $t0</text:p>
      <text:p text:style-name="P28"><text:tab/><text:tab/><text:tab/>bne $t2, $ZERO, ELSE</text:p>
      <text:p text:style-name="P28"><text:tab/><text:tab/><text:tab/>j DONE</text:p>
      <text:p text:style-name="P28">ELSE:<text:tab/>addi $t2, $t2, 2</text:p>
      <text:p text:style-name="P28">DONE:</text:p>
      <text:p text:style-name="P36"/>
      <text:p text:style-name="P51">a) <text:span text:style-name="T25">$t2 = </text:span><text:span text:style-name="T26">3</text:span></text:p>
      <text:p text:style-name="P52">b<text:span text:style-name="T24">) </text:span><text:span text:style-name="T25">$t2 = </text:span><text:span text:style-name="T26">3</text:span></text:p>
      <text:p text:style-name="P28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UWDOLM+Minion-Regular" svg:font-family="UWDOLM+Minion-Regular" style:font-family-generic="roman"/>
    <style:font-face style:name="HLKHIO+FranklinGothic-Book" svg:font-family="HLKHIO+FranklinGothic-Book" style:font-family-generic="swiss"/>
    <style:font-face style:name="INOIPL+LetterGothic" svg:font-family="INOIPL+LetterGothic" style:font-family-generic="swiss"/>
    <style:font-face style:name="KEGJCJ+FranklinGothic-Heavy" svg:font-family="KEGJCJ+FranklinGothic-Heavy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o Cesar Gonçalves</meta:initial-creator>
    <meta:creation-date>2015-09-08T13:18:46</meta:creation-date>
    <dc:date>2021-03-06T17:19:27.108000000</dc:date>
    <meta:editing-duration>P2DT8H12M7S</meta:editing-duration>
    <meta:editing-cycles>238</meta:editing-cycles>
    <meta:generator>LibreOffice/7.1.0.3$Windows_x86 LibreOffice_project/f6099ecf3d29644b5008cc8f48f42f4a40986e4c</meta:generator>
    <meta:document-statistic meta:table-count="2" meta:image-count="0" meta:object-count="0" meta:page-count="4" meta:paragraph-count="295" meta:word-count="1008" meta:character-count="4907" meta:non-whitespace-character-count="4143"/>
  </office:meta>
</office:document-meta>
</file>